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8" table:default-cell-style-name="Default"/>
        <table:table-row table:style-name="ro1">
          <table:table-cell table:style-name="ce1" office:value-type="float" office:value="842.3" calcext:value-type="float">
            <text:p>842.3</text:p>
          </table:table-cell>
          <table:table-cell table:style-name="ce2" office:value-type="float" office:value="243.5" calcext:value-type="float">
            <text:p>243.5</text:p>
          </table:table-cell>
          <table:table-cell table:style-name="ce2" office:value-type="float" office:value="406.67" calcext:value-type="float">
            <text:p>406.67</text:p>
          </table:table-cell>
          <table:table-cell table:style-name="ce2" office:value-type="float" office:value="1092.19" calcext:value-type="float">
            <text:p>1092.19</text:p>
          </table:table-cell>
          <table:table-cell table:style-name="ce2" office:value-type="float" office:value="850.31" calcext:value-type="float">
            <text:p>850.31</text:p>
          </table:table-cell>
          <table:table-cell table:style-name="ce2" office:value-type="float" office:value="-48.95" calcext:value-type="float">
            <text:p>-48.95</text:p>
          </table:table-cell>
          <table:table-cell table:style-name="ce2" office:value-type="float" office:value="1646.96" calcext:value-type="float">
            <text:p>1646.96</text:p>
          </table:table-cell>
          <table:table-cell table:style-name="ce2" office:value-type="float" office:value="-31.42" calcext:value-type="float">
            <text:p>-31.42</text:p>
          </table:table-cell>
          <table:table-cell table:style-name="ce2" office:value-type="float" office:value="223.17" calcext:value-type="float">
            <text:p>223.17</text:p>
          </table:table-cell>
          <table:table-cell table:style-name="ce2" office:value-type="float" office:value="697.25" calcext:value-type="float">
            <text:p>697.25</text:p>
          </table:table-cell>
          <table:table-cell table:style-name="ce2" office:value-type="float" office:value="1432.68" calcext:value-type="float">
            <text:p>1432.68</text:p>
          </table:table-cell>
          <table:table-cell table:style-name="ce2" office:value-type="float" office:value="532.75" calcext:value-type="float">
            <text:p>532.75</text:p>
          </table:table-cell>
          <table:table-cell table:style-name="ce2" office:value-type="float" office:value="1576.58" calcext:value-type="float">
            <text:p>1576.58</text:p>
          </table:table-cell>
          <table:table-cell table:style-name="ce2" office:value-type="float" office:value="410.98" calcext:value-type="float">
            <text:p>410.98</text:p>
          </table:table-cell>
          <table:table-cell table:number-columns-repeated="154"/>
        </table:table-row>
        <table:table-row table:style-name="ro2">
          <table:table-cell table:style-name="ce1" office:value-type="float" office:value="-574.33" calcext:value-type="float">
            <text:p>-574.33</text:p>
          </table:table-cell>
          <table:table-cell office:value-type="float" office:value="327.62" calcext:value-type="float">
            <text:p>327.62</text:p>
          </table:table-cell>
          <table:table-cell office:value-type="float" office:value="423.98" calcext:value-type="float">
            <text:p>423.98</text:p>
          </table:table-cell>
          <table:table-cell office:value-type="float" office:value="1389.59" calcext:value-type="float">
            <text:p>1389.59</text:p>
          </table:table-cell>
          <table:table-cell office:value-type="float" office:value="-281.2" calcext:value-type="float">
            <text:p>-281.2</text:p>
          </table:table-cell>
          <table:table-cell office:value-type="float" office:value="-665.7" calcext:value-type="float">
            <text:p>-665.7</text:p>
          </table:table-cell>
          <table:table-cell office:value-type="float" office:value="257.34" calcext:value-type="float">
            <text:p>257.34</text:p>
          </table:table-cell>
          <table:table-cell office:value-type="float" office:value="730.69" calcext:value-type="float">
            <text:p>730.69</text:p>
          </table:table-cell>
          <table:table-cell office:value-type="float" office:value="434.71" calcext:value-type="float">
            <text:p>434.71</text:p>
          </table:table-cell>
          <table:table-cell office:value-type="float" office:value="159.32" calcext:value-type="float">
            <text:p>159.32</text:p>
          </table:table-cell>
          <table:table-cell office:value-type="float" office:value="1058.1" calcext:value-type="float">
            <text:p>1058.1</text:p>
          </table:table-cell>
          <table:table-cell office:value-type="float" office:value="593.3" calcext:value-type="float">
            <text:p>593.3</text:p>
          </table:table-cell>
          <table:table-cell office:value-type="float" office:value="1230.37" calcext:value-type="float">
            <text:p>1230.37</text:p>
          </table:table-cell>
          <table:table-cell office:value-type="float" office:value="-220.72" calcext:value-type="float">
            <text:p>-220.72</text:p>
          </table:table-cell>
          <table:table-cell table:number-columns-repeated="154"/>
        </table:table-row>
        <table:table-row table:style-name="ro3">
          <table:table-cell table:style-name="ce1" office:value-type="float" office:value="-2215.2" calcext:value-type="float">
            <text:p>-2215.2</text:p>
          </table:table-cell>
          <table:table-cell office:value-type="float" office:value="198.6" calcext:value-type="float">
            <text:p>198.6</text:p>
          </table:table-cell>
          <table:table-cell office:value-type="float" office:value="-999.78" calcext:value-type="float">
            <text:p>-999.78</text:p>
          </table:table-cell>
          <table:table-cell office:value-type="float" office:value="-150.78" calcext:value-type="float">
            <text:p>-150.78</text:p>
          </table:table-cell>
          <table:table-cell office:value-type="float" office:value="47.7" calcext:value-type="float">
            <text:p>47.7</text:p>
          </table:table-cell>
          <table:table-cell office:value-type="float" office:value="-1082.7" calcext:value-type="float">
            <text:p>-1082.7</text:p>
          </table:table-cell>
          <table:table-cell office:value-type="float" office:value="579.66" calcext:value-type="float">
            <text:p>579.66</text:p>
          </table:table-cell>
          <table:table-cell office:value-type="float" office:value="46.98" calcext:value-type="float">
            <text:p>46.98</text:p>
          </table:table-cell>
          <table:table-cell office:value-type="float" office:value="214.5" calcext:value-type="float">
            <text:p>214.5</text:p>
          </table:table-cell>
          <table:table-cell office:value-type="float" office:value="96.9" calcext:value-type="float">
            <text:p>96.9</text:p>
          </table:table-cell>
          <table:table-cell office:value-type="float" office:value="62.22" calcext:value-type="float">
            <text:p>62.22</text:p>
          </table:table-cell>
          <table:table-cell office:value-type="float" office:value="918.72" calcext:value-type="float">
            <text:p>918.72</text:p>
          </table:table-cell>
          <table:table-cell office:value-type="float" office:value="1213.8" calcext:value-type="float">
            <text:p>1213.8</text:p>
          </table:table-cell>
          <table:table-cell office:value-type="float" office:value="201" calcext:value-type="float">
            <text:p>201</text:p>
          </table:table-cell>
          <table:table-cell table:number-columns-repeated="154"/>
        </table:table-row>
        <table:table-row table:style-name="ro4">
          <table:table-cell table:style-name="ce1" office:value-type="float" office:value="-1781.92" calcext:value-type="float">
            <text:p>-1781.92</text:p>
          </table:table-cell>
          <table:table-cell office:value-type="float" office:value="380.29" calcext:value-type="float">
            <text:p>380.29</text:p>
          </table:table-cell>
          <table:table-cell office:value-type="float" office:value="1343.09" calcext:value-type="float">
            <text:p>1343.09</text:p>
          </table:table-cell>
          <table:table-cell office:value-type="float" office:value="1128.96" calcext:value-type="float">
            <text:p>1128.96</text:p>
          </table:table-cell>
          <table:table-cell office:value-type="float" office:value="437.85" calcext:value-type="float">
            <text:p>437.85</text:p>
          </table:table-cell>
          <table:table-cell office:value-type="float" office:value="1632.92" calcext:value-type="float">
            <text:p>1632.92</text:p>
          </table:table-cell>
          <table:table-cell office:value-type="float" office:value="-1337.31" calcext:value-type="float">
            <text:p>-1337.31</text:p>
          </table:table-cell>
          <table:table-cell office:value-type="float" office:value="-1037.49" calcext:value-type="float">
            <text:p>-1037.49</text:p>
          </table:table-cell>
          <table:table-cell office:value-type="float" office:value="1014.75" calcext:value-type="float">
            <text:p>1014.75</text:p>
          </table:table-cell>
          <table:table-cell office:value-type="float" office:value="1337.09" calcext:value-type="float">
            <text:p>1337.09</text:p>
          </table:table-cell>
          <table:table-cell office:value-type="float" office:value="423.97" calcext:value-type="float">
            <text:p>423.97</text:p>
          </table:table-cell>
          <table:table-cell office:value-type="float" office:value="190.13" calcext:value-type="float">
            <text:p>190.13</text:p>
          </table:table-cell>
          <table:table-cell office:value-type="float" office:value="1419.3" calcext:value-type="float">
            <text:p>1419.3</text:p>
          </table:table-cell>
          <table:table-cell office:value-type="float" office:value="41.14" calcext:value-type="float">
            <text:p>41.14</text:p>
          </table:table-cell>
          <table:table-cell table:number-columns-repeated="154"/>
        </table:table-row>
        <table:table-row table:style-name="ro2">
          <table:table-cell table:style-name="ce1" office:value-type="float" office:value="-587.04" calcext:value-type="float">
            <text:p>-587.04</text:p>
          </table:table-cell>
          <table:table-cell office:value-type="float" office:value="1173.81" calcext:value-type="float">
            <text:p>1173.81</text:p>
          </table:table-cell>
          <table:table-cell office:value-type="float" office:value="56.84" calcext:value-type="float">
            <text:p>56.84</text:p>
          </table:table-cell>
          <table:table-cell office:value-type="float" office:value="253.98" calcext:value-type="float">
            <text:p>253.98</text:p>
          </table:table-cell>
          <table:table-cell office:value-type="float" office:value="791.68" calcext:value-type="float">
            <text:p>791.68</text:p>
          </table:table-cell>
          <table:table-cell office:value-type="float" office:value="1751.65" calcext:value-type="float">
            <text:p>1751.65</text:p>
          </table:table-cell>
          <table:table-cell office:value-type="float" office:value="230.15" calcext:value-type="float">
            <text:p>230.15</text:p>
          </table:table-cell>
          <table:table-cell office:value-type="float" office:value="-148.86" calcext:value-type="float">
            <text:p>-148.86</text:p>
          </table:table-cell>
          <table:table-cell office:value-type="float" office:value="567.23" calcext:value-type="float">
            <text:p>567.23</text:p>
          </table:table-cell>
          <table:table-cell office:value-type="float" office:value="-292.24" calcext:value-type="float">
            <text:p>-292.24</text:p>
          </table:table-cell>
          <table:table-cell office:value-type="float" office:value="1060.81" calcext:value-type="float">
            <text:p>1060.81</text:p>
          </table:table-cell>
          <table:table-cell office:value-type="float" office:value="-233.79" calcext:value-type="float">
            <text:p>-233.79</text:p>
          </table:table-cell>
          <table:table-cell office:value-type="float" office:value="1275.17" calcext:value-type="float">
            <text:p>1275.17</text:p>
          </table:table-cell>
          <table:table-cell office:value-type="float" office:value="-101.8" calcext:value-type="float">
            <text:p>-101.8</text:p>
          </table:table-cell>
          <table:table-cell table:number-columns-repeated="154"/>
        </table:table-row>
        <table:table-row table:style-name="ro5">
          <table:table-cell table:style-name="ce1" office:value-type="float" office:value="129.37" calcext:value-type="float">
            <text:p>129.37</text:p>
          </table:table-cell>
          <table:table-cell office:value-type="float" office:value="-311.47" calcext:value-type="float">
            <text:p>-311.47</text:p>
          </table:table-cell>
          <table:table-cell office:value-type="float" office:value="1404.53" calcext:value-type="float">
            <text:p>1404.53</text:p>
          </table:table-cell>
          <table:table-cell office:value-type="float" office:value="-96.61" calcext:value-type="float">
            <text:p>-96.61</text:p>
          </table:table-cell>
          <table:table-cell office:value-type="float" office:value="1024.72" calcext:value-type="float">
            <text:p>1024.72</text:p>
          </table:table-cell>
          <table:table-cell office:value-type="float" office:value="320.36" calcext:value-type="float">
            <text:p>320.36</text:p>
          </table:table-cell>
          <table:table-cell office:value-type="float" office:value="384.77" calcext:value-type="float">
            <text:p>384.77</text:p>
          </table:table-cell>
          <table:table-cell office:value-type="float" office:value="-102.38" calcext:value-type="float">
            <text:p>-102.38</text:p>
          </table:table-cell>
          <table:table-cell office:value-type="float" office:value="-417.14" calcext:value-type="float">
            <text:p>-417.14</text:p>
          </table:table-cell>
          <table:table-cell office:value-type="float" office:value="231.11" calcext:value-type="float">
            <text:p>231.11</text:p>
          </table:table-cell>
          <table:table-cell office:value-type="float" office:value="54.38" calcext:value-type="float">
            <text:p>54.38</text:p>
          </table:table-cell>
          <table:table-cell office:value-type="float" office:value="684.45" calcext:value-type="float">
            <text:p>684.45</text:p>
          </table:table-cell>
          <table:table-cell office:value-type="float" office:value="684.46" calcext:value-type="float">
            <text:p>684.46</text:p>
          </table:table-cell>
          <table:table-cell office:value-type="float" office:value="-136.49" calcext:value-type="float">
            <text:p>-136.49</text:p>
          </table:table-cell>
          <table:table-cell table:number-columns-repeated="154"/>
        </table:table-row>
        <table:table-row table:style-name="ro6">
          <table:table-cell table:formula="of:=SUM([.A1:.A6])" office:value-type="float" office:value="-4186.82" calcext:value-type="float">
            <text:p>-4186.82</text:p>
          </table:table-cell>
          <table:table-cell table:formula="of:=SUM([.B1:.B6])" office:value-type="float" office:value="2012.35" calcext:value-type="float">
            <text:p>2012.35</text:p>
          </table:table-cell>
          <table:table-cell table:formula="of:=SUM([.C1:.C6])" office:value-type="float" office:value="2635.33" calcext:value-type="float">
            <text:p>2635.33</text:p>
          </table:table-cell>
          <table:table-cell table:formula="of:=SUM([.D1:.D6])" office:value-type="float" office:value="3617.33" calcext:value-type="float">
            <text:p>3617.33</text:p>
          </table:table-cell>
          <table:table-cell table:formula="of:=SUM([.E1:.E6])" office:value-type="float" office:value="2871.06" calcext:value-type="float">
            <text:p>2871.06</text:p>
          </table:table-cell>
          <table:table-cell table:formula="of:=SUM([.F1:.F6])" office:value-type="float" office:value="1907.58" calcext:value-type="float">
            <text:p>1907.58</text:p>
          </table:table-cell>
          <table:table-cell table:formula="of:=SUM([.G1:.G6])" office:value-type="float" office:value="1761.57" calcext:value-type="float">
            <text:p>1761.57</text:p>
          </table:table-cell>
          <table:table-cell table:formula="of:=SUM([.H1:.H6])" office:value-type="float" office:value="-542.48" calcext:value-type="float">
            <text:p>-542.48</text:p>
          </table:table-cell>
          <table:table-cell table:formula="of:=SUM([.I1:.I6])" office:value-type="float" office:value="2037.22" calcext:value-type="float">
            <text:p>2037.22</text:p>
          </table:table-cell>
          <table:table-cell table:formula="of:=SUM([.J1:.J6])" office:value-type="float" office:value="2229.43" calcext:value-type="float">
            <text:p>2229.43</text:p>
          </table:table-cell>
          <table:table-cell table:formula="of:=SUM([.K1:.K6])" office:value-type="float" office:value="4092.16" calcext:value-type="float">
            <text:p>4092.16</text:p>
          </table:table-cell>
          <table:table-cell table:formula="of:=SUM([.L1:.L6])" office:value-type="float" office:value="2685.56" calcext:value-type="float">
            <text:p>2685.56</text:p>
          </table:table-cell>
          <table:table-cell table:formula="of:=SUM([.M1:.M6])" office:value-type="float" office:value="7399.68" calcext:value-type="float">
            <text:p>7399.68</text:p>
          </table:table-cell>
          <table:table-cell table:formula="of:=SUM([.N1:.N6])" office:value-type="float" office:value="194.11" calcext:value-type="float">
            <text:p>194.11</text:p>
          </table:table-cell>
          <table:table-cell table:formula="of:=SUM([.A7:.N7])" office:value-type="float" office:value="28714.08" calcext:value-type="float">
            <text:p>28714.08</text:p>
          </table:table-cell>
          <table:table-cell office:value-type="string" calcext:value-type="string">
            <text:p>total</text:p>
          </table:table-cell>
          <table:table-cell table:number-columns-repeated="152"/>
        </table:table-row>
        <table:table-row table:style-name="ro6" table:number-rows-repeated="3">
          <table:table-cell table:number-columns-repeated="168"/>
        </table:table-row>
        <table:table-row table:style-name="ro6">
          <table:table-cell office:value-type="string" calcext:value-type="string">
            <text:p>min lock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%</text:p>
          </table:table-cell>
          <table:table-cell table:number-columns-repeated="165"/>
        </table:table-row>
        <table:table-row table:style-name="ro6">
          <table:table-cell table:style-name="ce1" office:value-type="float" office:value="657.33" calcext:value-type="float">
            <text:p>657.33</text:p>
          </table:table-cell>
          <table:table-cell table:style-name="ce1" office:value-type="float" office:value="333.33" calcext:value-type="float">
            <text:p>333.33</text:p>
          </table:table-cell>
          <table:table-cell table:number-columns-repeated="166"/>
        </table:table-row>
        <table:table-row table:style-name="ro6">
          <table:table-cell table:style-name="ce1" office:value-type="float" office:value="1023.23" calcext:value-type="float">
            <text:p>1023.23</text:p>
          </table:table-cell>
          <table:table-cell table:style-name="ce1" office:value-type="float" office:value="333.33" calcext:value-type="float">
            <text:p>333.33</text:p>
          </table:table-cell>
          <table:table-cell table:number-columns-repeated="166"/>
        </table:table-row>
        <table:table-row table:style-name="ro6">
          <table:table-cell table:style-name="ce1" office:value-type="float" office:value="1273.17" calcext:value-type="float">
            <text:p>1273.17</text:p>
          </table:table-cell>
          <table:table-cell table:style-name="ce1" office:value-type="float" office:value="333.33" calcext:value-type="float">
            <text:p>333.33</text:p>
          </table:table-cell>
          <table:table-cell table:number-columns-repeated="166"/>
        </table:table-row>
        <table:table-row table:style-name="ro6">
          <table:table-cell table:style-name="ce1" office:value-type="float" office:value="1208.25" calcext:value-type="float">
            <text:p>1208.25</text:p>
          </table:table-cell>
          <table:table-cell table:style-name="ce1" office:value-type="float" office:value="333.33" calcext:value-type="float">
            <text:p>333.33</text:p>
          </table:table-cell>
          <table:table-cell table:number-columns-repeated="166"/>
        </table:table-row>
        <table:table-row table:style-name="ro6">
          <table:table-cell table:style-name="ce1" office:value-type="float" office:value="991.81" calcext:value-type="float">
            <text:p>991.81</text:p>
          </table:table-cell>
          <table:table-cell office:value-type="float" office:value="293.33" calcext:value-type="float">
            <text:p>293.33</text:p>
          </table:table-cell>
          <table:table-cell table:number-columns-repeated="166"/>
        </table:table-row>
        <table:table-row table:style-name="ro6">
          <table:table-cell table:style-name="ce1" office:value-type="float" office:value="930.59" calcext:value-type="float">
            <text:p>930.59</text:p>
          </table:table-cell>
          <table:table-cell office:value-type="float" office:value="270" calcext:value-type="float">
            <text:p>270</text:p>
          </table:table-cell>
          <table:table-cell table:number-columns-repeated="166"/>
        </table:table-row>
        <table:table-row table:style-name="ro6">
          <table:table-cell table:formula="of:=SUM([.A12:.A17])" office:value-type="float" office:value="6084.38" calcext:value-type="float">
            <text:p>6084.38</text:p>
          </table:table-cell>
          <table:table-cell table:formula="of:=SUM([.B12:.B17])" office:value-type="float" office:value="1896.65" calcext:value-type="float">
            <text:p>1896.65</text:p>
          </table:table-cell>
          <table:table-cell table:formula="of:=[.B18]/[.A18]*100" office:value-type="float" office:value="31.1724448505846" calcext:value-type="float">
            <text:p>31.1724448505846</text:p>
          </table:table-cell>
          <table:table-cell table:number-columns-repeated="165"/>
        </table:table-row>
        <table:table-row table:style-name="ro6" table:number-rows-repeated="2">
          <table:table-cell table:number-columns-repeated="168"/>
        </table:table-row>
        <table:table-row table:style-name="ro6">
          <table:table-cell table:style-name="ce1" office:value-type="float" office:value="48.76" calcext:value-type="float">
            <text:p>48.76</text:p>
          </table:table-cell>
          <table:table-cell office:value-type="float" office:value="9" calcext:value-type="float">
            <text:p>9</text:p>
          </table:table-cell>
          <table:table-cell office:value-type="float" office:value="62.08" calcext:value-type="float">
            <text:p>62.08</text:p>
          </table:table-cell>
          <table:table-cell office:value-type="float" office:value="-56.1" calcext:value-type="float">
            <text:p>-56.1</text:p>
          </table:table-cell>
          <table:table-cell office:value-type="float" office:value="150" calcext:value-type="float">
            <text:p>150</text:p>
          </table:table-cell>
          <table:table-cell office:value-type="float" office:value="-15" calcext:value-type="float">
            <text:p>-15</text:p>
          </table:table-cell>
          <table:table-cell office:value-type="float" office:value="167.13" calcext:value-type="float">
            <text:p>167.13</text:p>
          </table:table-cell>
          <table:table-cell office:value-type="float" office:value="329" calcext:value-type="float">
            <text:p>329</text:p>
          </table:table-cell>
          <table:table-cell office:value-type="float" office:value="60.63" calcext:value-type="float">
            <text:p>60.63</text:p>
          </table:table-cell>
          <table:table-cell office:value-type="float" office:value="73.31" calcext:value-type="float">
            <text:p>73.31</text:p>
          </table:table-cell>
          <table:table-cell office:value-type="float" office:value="-3" calcext:value-type="float">
            <text:p>-3</text:p>
          </table:table-cell>
          <table:table-cell office:value-type="float" office:value="16.49" calcext:value-type="float">
            <text:p>16.49</text:p>
          </table:table-cell>
          <table:table-cell office:value-type="float" office:value="146.29" calcext:value-type="float">
            <text:p>146.29</text:p>
          </table:table-cell>
          <table:table-cell office:value-type="float" office:value="-20.46" calcext:value-type="float">
            <text:p>-20.46</text:p>
          </table:table-cell>
          <table:table-cell office:value-type="float" office:value="-68.24" calcext:value-type="float">
            <text:p>-68.24</text:p>
          </table:table-cell>
          <table:table-cell office:value-type="float" office:value="-156" calcext:value-type="float">
            <text:p>-156</text:p>
          </table:table-cell>
          <table:table-cell office:value-type="float" office:value="-86.23" calcext:value-type="float">
            <text:p>-86.23</text:p>
          </table:table-cell>
          <table:table-cell office:value-type="float" office:value="31.05" calcext:value-type="float">
            <text:p>31.05</text:p>
          </table:table-cell>
          <table:table-cell office:value-type="float" office:value="89.54" calcext:value-type="float">
            <text:p>89.54</text:p>
          </table:table-cell>
          <table:table-cell office:value-type="float" office:value="-155.18" calcext:value-type="float">
            <text:p>-155.18</text:p>
          </table:table-cell>
          <table:table-cell office:value-type="float" office:value="262.36" calcext:value-type="float">
            <text:p>262.36</text:p>
          </table:table-cell>
          <table:table-cell office:value-type="float" office:value="9.76" calcext:value-type="float">
            <text:p>9.76</text:p>
          </table:table-cell>
          <table:table-cell office:value-type="float" office:value="168.9" calcext:value-type="float">
            <text:p>168.9</text:p>
          </table:table-cell>
          <table:table-cell office:value-type="float" office:value="21.73" calcext:value-type="float">
            <text:p>21.73</text:p>
          </table:table-cell>
          <table:table-cell office:value-type="float" office:value="74.71" calcext:value-type="float">
            <text:p>74.71</text:p>
          </table:table-cell>
          <table:table-cell office:value-type="float" office:value="-87.66" calcext:value-type="float">
            <text:p>-87.66</text:p>
          </table:table-cell>
          <table:table-cell office:value-type="float" office:value="94.7" calcext:value-type="float">
            <text:p>94.7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9.2" calcext:value-type="float">
            <text:p>9.2</text:p>
          </table:table-cell>
          <table:table-cell office:value-type="float" office:value="-65.89" calcext:value-type="float">
            <text:p>-65.89</text:p>
          </table:table-cell>
          <table:table-cell office:value-type="float" office:value="122.16" calcext:value-type="float">
            <text:p>122.16</text:p>
          </table:table-cell>
          <table:table-cell office:value-type="float" office:value="-59.13" calcext:value-type="float">
            <text:p>-59.13</text:p>
          </table:table-cell>
          <table:table-cell office:value-type="float" office:value="-52.97" calcext:value-type="float">
            <text:p>-52.97</text:p>
          </table:table-cell>
          <table:table-cell office:value-type="float" office:value="-34.54" calcext:value-type="float">
            <text:p>-34.54</text:p>
          </table:table-cell>
          <table:table-cell office:value-type="float" office:value="259.08" calcext:value-type="float">
            <text:p>259.08</text:p>
          </table:table-cell>
          <table:table-cell office:value-type="float" office:value="93.82" calcext:value-type="float">
            <text:p>93.82</text:p>
          </table:table-cell>
          <table:table-cell office:value-type="float" office:value="-21.67" calcext:value-type="float">
            <text:p>-21.67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136.87" calcext:value-type="float">
            <text:p>136.87</text:p>
          </table:table-cell>
          <table:table-cell office:value-type="float" office:value="-43.21" calcext:value-type="float">
            <text:p>-43.21</text:p>
          </table:table-cell>
          <table:table-cell office:value-type="float" office:value="173.87" calcext:value-type="float">
            <text:p>173.87</text:p>
          </table:table-cell>
          <table:table-cell office:value-type="float" office:value="51.05" calcext:value-type="float">
            <text:p>51.05</text:p>
          </table:table-cell>
          <table:table-cell office:value-type="float" office:value="-58.15" calcext:value-type="float">
            <text:p>-58.15</text:p>
          </table:table-cell>
          <table:table-cell office:value-type="float" office:value="15.27" calcext:value-type="float">
            <text:p>15.27</text:p>
          </table:table-cell>
          <table:table-cell office:value-type="float" office:value="83.11" calcext:value-type="float">
            <text:p>83.11</text:p>
          </table:table-cell>
          <table:table-cell office:value-type="float" office:value="361.23" calcext:value-type="float">
            <text:p>361.23</text:p>
          </table:table-cell>
          <table:table-cell office:value-type="float" office:value="365.67" calcext:value-type="float">
            <text:p>365.67</text:p>
          </table:table-cell>
          <table:table-cell office:value-type="float" office:value="7.83" calcext:value-type="float">
            <text:p>7.83</text:p>
          </table:table-cell>
          <table:table-cell office:value-type="float" office:value="33.63" calcext:value-type="float">
            <text:p>33.63</text:p>
          </table:table-cell>
          <table:table-cell office:value-type="float" office:value="-42.79" calcext:value-type="float">
            <text:p>-42.79</text:p>
          </table:table-cell>
          <table:table-cell office:value-type="float" office:value="-26.15" calcext:value-type="float">
            <text:p>-26.15</text:p>
          </table:table-cell>
          <table:table-cell office:value-type="float" office:value="-82.49" calcext:value-type="float">
            <text:p>-82.49</text:p>
          </table:table-cell>
          <table:table-cell office:value-type="float" office:value="89.78" calcext:value-type="float">
            <text:p>89.78</text:p>
          </table:table-cell>
          <table:table-cell office:value-type="float" office:value="22.48" calcext:value-type="float">
            <text:p>22.48</text:p>
          </table:table-cell>
          <table:table-cell office:value-type="float" office:value="35.52" calcext:value-type="float">
            <text:p>35.52</text:p>
          </table:table-cell>
          <table:table-cell office:value-type="float" office:value="140.69" calcext:value-type="float">
            <text:p>140.69</text:p>
          </table:table-cell>
          <table:table-cell office:value-type="float" office:value="162" calcext:value-type="float">
            <text:p>162</text:p>
          </table:table-cell>
          <table:table-cell office:value-type="float" office:value="144.13" calcext:value-type="float">
            <text:p>144.13</text:p>
          </table:table-cell>
          <table:table-cell office:value-type="float" office:value="91.94" calcext:value-type="float">
            <text:p>91.94</text:p>
          </table:table-cell>
          <table:table-cell office:value-type="float" office:value="-144" calcext:value-type="float">
            <text:p>-144</text:p>
          </table:table-cell>
          <table:table-cell office:value-type="float" office:value="-31.19" calcext:value-type="float">
            <text:p>-31.19</text:p>
          </table:table-cell>
          <table:table-cell office:value-type="float" office:value="40.23" calcext:value-type="float">
            <text:p>40.23</text:p>
          </table:table-cell>
          <table:table-cell office:value-type="float" office:value="-3" calcext:value-type="float">
            <text:p>-3</text:p>
          </table:table-cell>
          <table:table-cell office:value-type="float" office:value="54.62" calcext:value-type="float">
            <text:p>54.62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70.14" calcext:value-type="float">
            <text:p>70.14</text:p>
          </table:table-cell>
          <table:table-cell office:value-type="float" office:value="-3" calcext:value-type="float">
            <text:p>-3</text:p>
          </table:table-cell>
          <table:table-cell office:value-type="float" office:value="-49.88" calcext:value-type="float">
            <text:p>-49.88</text:p>
          </table:table-cell>
          <table:table-cell office:value-type="float" office:value="-68.81" calcext:value-type="float">
            <text:p>-68.81</text:p>
          </table:table-cell>
          <table:table-cell office:value-type="float" office:value="303" calcext:value-type="float">
            <text:p>303</text:p>
          </table:table-cell>
          <table:table-cell office:value-type="float" office:value="85.74" calcext:value-type="float">
            <text:p>85.74</text:p>
          </table:table-cell>
          <table:table-cell office:value-type="float" office:value="-106.01" calcext:value-type="float">
            <text:p>-106.01</text:p>
          </table:table-cell>
          <table:table-cell office:value-type="float" office:value="85.12" calcext:value-type="float">
            <text:p>85.12</text:p>
          </table:table-cell>
          <table:table-cell office:value-type="float" office:value="-21.46" calcext:value-type="float">
            <text:p>-21.46</text:p>
          </table:table-cell>
          <table:table-cell office:value-type="float" office:value="246.21" calcext:value-type="float">
            <text:p>246.21</text:p>
          </table:table-cell>
          <table:table-cell office:value-type="float" office:value="799.71" calcext:value-type="float">
            <text:p>799.71</text:p>
          </table:table-cell>
          <table:table-cell office:value-type="float" office:value="102.42" calcext:value-type="float">
            <text:p>102.42</text:p>
          </table:table-cell>
          <table:table-cell office:value-type="float" office:value="-156" calcext:value-type="float">
            <text:p>-156</text:p>
          </table:table-cell>
          <table:table-cell office:value-type="float" office:value="166.2" calcext:value-type="float">
            <text:p>166.2</text:p>
          </table:table-cell>
          <table:table-cell office:value-type="float" office:value="52.14" calcext:value-type="float">
            <text:p>52.14</text:p>
          </table:table-cell>
          <table:table-cell office:value-type="float" office:value="89.89" calcext:value-type="float">
            <text:p>89.89</text:p>
          </table:table-cell>
          <table:table-cell office:value-type="float" office:value="10.57" calcext:value-type="float">
            <text:p>10.57</text:p>
          </table:table-cell>
          <table:table-cell office:value-type="float" office:value="43.37" calcext:value-type="float">
            <text:p>43.37</text:p>
          </table:table-cell>
          <table:table-cell office:value-type="float" office:value="-78.66" calcext:value-type="float">
            <text:p>-78.66</text:p>
          </table:table-cell>
          <table:table-cell office:value-type="float" office:value="62.59" calcext:value-type="float">
            <text:p>62.59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56" calcext:value-type="float">
            <text:p>-156</text:p>
          </table:table-cell>
          <table:table-cell office:value-type="float" office:value="-115.87" calcext:value-type="float">
            <text:p>-115.87</text:p>
          </table:table-cell>
          <table:table-cell office:value-type="float" office:value="65.71" calcext:value-type="float">
            <text:p>65.71</text:p>
          </table:table-cell>
          <table:table-cell office:value-type="float" office:value="-168" calcext:value-type="float">
            <text:p>-168</text:p>
          </table:table-cell>
          <table:table-cell office:value-type="float" office:value="186.14" calcext:value-type="float">
            <text:p>186.14</text:p>
          </table:table-cell>
          <table:table-cell office:value-type="float" office:value="148.72" calcext:value-type="float">
            <text:p>148.72</text:p>
          </table:table-cell>
          <table:table-cell office:value-type="float" office:value="-15" calcext:value-type="float">
            <text:p>-15</text:p>
          </table:table-cell>
          <table:table-cell office:value-type="float" office:value="222.25" calcext:value-type="float">
            <text:p>222.25</text:p>
          </table:table-cell>
          <table:table-cell office:value-type="float" office:value="-168" calcext:value-type="float">
            <text:p>-168</text:p>
          </table:table-cell>
          <table:table-cell office:value-type="float" office:value="116.99" calcext:value-type="float">
            <text:p>116.99</text:p>
          </table:table-cell>
          <table:table-cell office:value-type="float" office:value="156.04" calcext:value-type="float">
            <text:p>156.04</text:p>
          </table:table-cell>
          <table:table-cell office:value-type="float" office:value="-0.76" calcext:value-type="float">
            <text:p>-0.76</text:p>
          </table:table-cell>
          <table:table-cell office:value-type="float" office:value="-54.21" calcext:value-type="float">
            <text:p>-54.21</text:p>
          </table:table-cell>
          <table:table-cell office:value-type="float" office:value="166.23" calcext:value-type="float">
            <text:p>166.23</text:p>
          </table:table-cell>
          <table:table-cell office:value-type="float" office:value="-156" calcext:value-type="float">
            <text:p>-156</text:p>
          </table:table-cell>
          <table:table-cell office:value-type="float" office:value="-56.67" calcext:value-type="float">
            <text:p>-56.67</text:p>
          </table:table-cell>
          <table:table-cell office:value-type="float" office:value="90.89" calcext:value-type="float">
            <text:p>90.89</text:p>
          </table:table-cell>
          <table:table-cell office:value-type="float" office:value="-78.59" calcext:value-type="float">
            <text:p>-78.59</text:p>
          </table:table-cell>
          <table:table-cell office:value-type="float" office:value="-156" calcext:value-type="float">
            <text:p>-156</text:p>
          </table:table-cell>
          <table:table-cell office:value-type="float" office:value="-23.08" calcext:value-type="float">
            <text:p>-23.08</text:p>
          </table:table-cell>
          <table:table-cell office:value-type="float" office:value="162" calcext:value-type="float">
            <text:p>162</text:p>
          </table:table-cell>
          <table:table-cell office:value-type="float" office:value="157.43" calcext:value-type="float">
            <text:p>157.43</text:p>
          </table:table-cell>
          <table:table-cell office:value-type="float" office:value="254.95" calcext:value-type="float">
            <text:p>254.95</text:p>
          </table:table-cell>
          <table:table-cell office:value-type="float" office:value="-121.79" calcext:value-type="float">
            <text:p>-121.79</text:p>
          </table:table-cell>
          <table:table-cell office:value-type="float" office:value="-67.39" calcext:value-type="float">
            <text:p>-67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-15" calcext:value-type="float">
            <text:p>-15</text:p>
          </table:table-cell>
          <table:table-cell office:value-type="float" office:value="36.97" calcext:value-type="float">
            <text:p>36.97</text:p>
          </table:table-cell>
          <table:table-cell office:value-type="float" office:value="16.99" calcext:value-type="float">
            <text:p>16.99</text:p>
          </table:table-cell>
          <table:table-cell office:value-type="float" office:value="265.33" calcext:value-type="float">
            <text:p>265.33</text:p>
          </table:table-cell>
          <table:table-cell office:value-type="float" office:value="72.36" calcext:value-type="float">
            <text:p>72.36</text:p>
          </table:table-cell>
          <table:table-cell office:value-type="float" office:value="103.34" calcext:value-type="float">
            <text:p>103.34</text:p>
          </table:table-cell>
          <table:table-cell office:value-type="float" office:value="617.28" calcext:value-type="float">
            <text:p>617.28</text:p>
          </table:table-cell>
          <table:table-cell office:value-type="float" office:value="114" calcext:value-type="float">
            <text:p>114</text:p>
          </table:table-cell>
          <table:table-cell office:value-type="float" office:value="131.95" calcext:value-type="float">
            <text:p>131.95</text:p>
          </table:table-cell>
          <table:table-cell office:value-type="float" office:value="149.31" calcext:value-type="float">
            <text:p>149.31</text:p>
          </table:table-cell>
          <table:table-cell office:value-type="float" office:value="-11.4" calcext:value-type="float">
            <text:p>-11.4</text:p>
          </table:table-cell>
          <table:table-cell office:value-type="float" office:value="-105.96" calcext:value-type="float">
            <text:p>-105.96</text:p>
          </table:table-cell>
          <table:table-cell office:value-type="float" office:value="150" calcext:value-type="float">
            <text:p>150</text:p>
          </table:table-cell>
          <table:table-cell office:value-type="float" office:value="9.35" calcext:value-type="float">
            <text:p>9.35</text:p>
          </table:table-cell>
          <table:table-cell office:value-type="float" office:value="21.56" calcext:value-type="float">
            <text:p>21.56</text:p>
          </table:table-cell>
          <table:table-cell office:value-type="float" office:value="180.88" calcext:value-type="float">
            <text:p>180.88</text:p>
          </table:table-cell>
          <table:table-cell office:value-type="float" office:value="6.69" calcext:value-type="float">
            <text:p>6.69</text:p>
          </table:table-cell>
          <table:table-cell office:value-type="float" office:value="203.89" calcext:value-type="float">
            <text:p>203.89</text:p>
          </table:table-cell>
          <table:table-cell office:value-type="float" office:value="-3" calcext:value-type="float">
            <text:p>-3</text:p>
          </table:table-cell>
          <table:table-cell office:value-type="float" office:value="-11.75" calcext:value-type="float">
            <text:p>-11.75</text:p>
          </table:table-cell>
          <table:table-cell office:value-type="float" office:value="-84.46" calcext:value-type="float">
            <text:p>-84.46</text:p>
          </table:table-cell>
          <table:table-cell office:value-type="float" office:value="-88.98" calcext:value-type="float">
            <text:p>-88.98</text:p>
          </table:table-cell>
          <table:table-cell office:value-type="float" office:value="235.78" calcext:value-type="float">
            <text:p>235.78</text:p>
          </table:table-cell>
          <table:table-cell office:value-type="float" office:value="-97.41" calcext:value-type="float">
            <text:p>-97.41</text:p>
          </table:table-cell>
          <table:table-cell office:value-type="float" office:value="-44.94" calcext:value-type="float">
            <text:p>-44.94</text:p>
          </table:table-cell>
          <table:table-cell office:value-type="float" office:value="236.27" calcext:value-type="float">
            <text:p>236.27</text:p>
          </table:table-cell>
          <table:table-cell office:value-type="float" office:value="18.59" calcext:value-type="float">
            <text:p>18.59</text:p>
          </table:table-cell>
          <table:table-cell office:value-type="float" office:value="162.07" calcext:value-type="float">
            <text:p>162.07</text:p>
          </table:table-cell>
          <table:table-cell office:value-type="float" office:value="64.33" calcext:value-type="float">
            <text:p>64.33</text:p>
          </table:table-cell>
          <table:table-cell office:value-type="float" office:value="9" calcext:value-type="float">
            <text:p>9</text:p>
          </table:table-cell>
          <table:table-cell office:value-type="float" office:value="70.95" calcext:value-type="float">
            <text:p>70.95</text:p>
          </table:table-cell>
          <table:table-cell office:value-type="float" office:value="347.32" calcext:value-type="float">
            <text:p>347.32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-156" calcext:value-type="float">
            <text:p>-156</text:p>
          </table:table-cell>
          <table:table-cell office:value-type="float" office:value="-166.34" calcext:value-type="float">
            <text:p>-166.34</text:p>
          </table:table-cell>
          <table:table-cell office:value-type="float" office:value="150" calcext:value-type="float">
            <text:p>150</text:p>
          </table:table-cell>
          <table:table-cell office:value-type="float" office:value="303" calcext:value-type="float">
            <text:p>303</text:p>
          </table:table-cell>
          <table:table-cell office:value-type="float" office:value="-156" calcext:value-type="float">
            <text:p>-156</text:p>
          </table:table-cell>
          <table:table-cell office:value-type="float" office:value="504.32" calcext:value-type="float">
            <text:p>504.32</text:p>
          </table:table-cell>
          <table:table-cell office:value-type="float" office:value="265.94" calcext:value-type="float">
            <text:p>265.94</text:p>
          </table:table-cell>
          <table:table-cell office:value-type="float" office:value="145.04" calcext:value-type="float">
            <text:p>145.0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323.09" calcext:value-type="float">
            <text:p>323.09</text:p>
          </table:table-cell>
          <table:table-cell office:value-type="float" office:value="5.53" calcext:value-type="float">
            <text:p>5.53</text:p>
          </table:table-cell>
          <table:table-cell office:value-type="float" office:value="-94.04" calcext:value-type="float">
            <text:p>-94.04</text:p>
          </table:table-cell>
          <table:table-cell office:value-type="float" office:value="-329" calcext:value-type="float">
            <text:p>-329</text:p>
          </table:table-cell>
          <table:table-cell office:value-type="float" office:value="-253.17" calcext:value-type="float">
            <text:p>-253.17</text:p>
          </table:table-cell>
          <table:table-cell office:value-type="float" office:value="572.33" calcext:value-type="float">
            <text:p>572.33</text:p>
          </table:table-cell>
          <table:table-cell office:value-type="float" office:value="289" calcext:value-type="float">
            <text:p>289</text:p>
          </table:table-cell>
          <table:table-cell office:value-type="float" office:value="-374.2" calcext:value-type="float">
            <text:p>-374.2</text:p>
          </table:table-cell>
          <table:table-cell office:value-type="float" office:value="-804.53" calcext:value-type="float">
            <text:p>-804.53</text:p>
          </table:table-cell>
          <table:table-cell office:value-type="float" office:value="-77.32" calcext:value-type="float">
            <text:p>-77.32</text:p>
          </table:table-cell>
          <table:table-cell office:value-type="float" office:value="192.38" calcext:value-type="float">
            <text:p>192.38</text:p>
          </table:table-cell>
          <table:table-cell office:value-type="float" office:value="-24.39" calcext:value-type="float">
            <text:p>-24.39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439.54" calcext:value-type="float">
            <text:p>-439.54</text:p>
          </table:table-cell>
          <table:table-cell office:value-type="float" office:value="528.18" calcext:value-type="float">
            <text:p>528.18</text:p>
          </table:table-cell>
          <table:table-cell office:value-type="float" office:value="289" calcext:value-type="float">
            <text:p>289</text:p>
          </table:table-cell>
          <table:table-cell office:value-type="float" office:value="-406.66" calcext:value-type="float">
            <text:p>-406.66</text:p>
          </table:table-cell>
          <table:table-cell office:value-type="float" office:value="306.69" calcext:value-type="float">
            <text:p>306.69</text:p>
          </table:table-cell>
          <table:table-cell office:value-type="float" office:value="124.5" calcext:value-type="float">
            <text:p>124.5</text:p>
          </table:table-cell>
          <table:table-cell office:value-type="float" office:value="64.02" calcext:value-type="float">
            <text:p>64.02</text:p>
          </table:table-cell>
          <table:table-cell office:value-type="float" office:value="80.88" calcext:value-type="float">
            <text:p>80.88</text:p>
          </table:table-cell>
          <table:table-cell office:value-type="float" office:value="-20" calcext:value-type="float">
            <text:p>-20</text:p>
          </table:table-cell>
          <table:table-cell office:value-type="float" office:value="-159.43" calcext:value-type="float">
            <text:p>-159.43</text:p>
          </table:table-cell>
          <table:table-cell office:value-type="float" office:value="11.29" calcext:value-type="float">
            <text:p>11.29</text:p>
          </table:table-cell>
          <table:table-cell office:value-type="float" office:value="57.52" calcext:value-type="float">
            <text:p>57.52</text:p>
          </table:table-cell>
          <table:table-cell office:value-type="float" office:value="-157.76" calcext:value-type="float">
            <text:p>-157.76</text:p>
          </table:table-cell>
          <table:table-cell office:value-type="float" office:value="281.4" calcext:value-type="float">
            <text:p>281.4</text:p>
          </table:table-cell>
          <table:table-cell office:value-type="float" office:value="400.67" calcext:value-type="float">
            <text:p>400.67</text:p>
          </table:table-cell>
          <table:table-cell office:value-type="float" office:value="0" calcext:value-type="float">
            <text:p>0</text:p>
          </table:table-cell>
          <table:table-cell office:value-type="float" office:value="-234.73" calcext:value-type="float">
            <text:p>-234.73</text:p>
          </table:table-cell>
          <table:table-cell office:value-type="float" office:value="-50.52" calcext:value-type="float">
            <text:p>-50.52</text:p>
          </table:table-cell>
          <table:table-cell office:value-type="float" office:value="144.5" calcext:value-type="float">
            <text:p>144.5</text:p>
          </table:table-cell>
          <table:table-cell office:value-type="float" office:value="33.2" calcext:value-type="float">
            <text:p>33.2</text:p>
          </table:table-cell>
          <table:table-cell office:value-type="float" office:value="-138.61" calcext:value-type="float">
            <text:p>-138.61</text:p>
          </table:table-cell>
          <table:table-cell office:value-type="float" office:value="77.02" calcext:value-type="float">
            <text:p>77.02</text:p>
          </table:table-cell>
          <table:table-cell office:value-type="float" office:value="-174.68" calcext:value-type="float">
            <text:p>-174.68</text:p>
          </table:table-cell>
          <table:table-cell office:value-type="float" office:value="-93.77" calcext:value-type="float">
            <text:p>-93.77</text:p>
          </table:table-cell>
          <table:table-cell office:value-type="float" office:value="164.83" calcext:value-type="float">
            <text:p>164.83</text:p>
          </table:table-cell>
          <table:table-cell office:value-type="float" office:value="124.5" calcext:value-type="float">
            <text:p>124.5</text:p>
          </table:table-cell>
          <table:table-cell office:value-type="float" office:value="-131.36" calcext:value-type="float">
            <text:p>-131.36</text:p>
          </table:table-cell>
          <table:table-cell office:value-type="float" office:value="63.07" calcext:value-type="float">
            <text:p>63.07</text:p>
          </table:table-cell>
          <table:table-cell office:value-type="float" office:value="289" calcext:value-type="float">
            <text:p>289</text:p>
          </table:table-cell>
          <table:table-cell office:value-type="float" office:value="572.27" calcext:value-type="float">
            <text:p>572.27</text:p>
          </table:table-cell>
          <table:table-cell office:value-type="float" office:value="103.26" calcext:value-type="float">
            <text:p>103.26</text:p>
          </table:table-cell>
          <table:table-cell office:value-type="float" office:value="99.69" calcext:value-type="float">
            <text:p>99.69</text:p>
          </table:table-cell>
          <table:table-cell office:value-type="float" office:value="33.08" calcext:value-type="float">
            <text:p>33.08</text:p>
          </table:table-cell>
          <table:table-cell office:value-type="float" office:value="339.7" calcext:value-type="float">
            <text:p>339.7</text:p>
          </table:table-cell>
          <table:table-cell office:value-type="float" office:value="-412.71" calcext:value-type="float">
            <text:p>-412.71</text:p>
          </table:table-cell>
          <table:table-cell office:value-type="float" office:value="-164.5" calcext:value-type="float">
            <text:p>-164.5</text:p>
          </table:table-cell>
          <table:table-cell office:value-type="float" office:value="-64.76" calcext:value-type="float">
            <text:p>-64.76</text:p>
          </table:table-cell>
          <table:table-cell office:value-type="float" office:value="103.78" calcext:value-type="float">
            <text:p>103.78</text:p>
          </table:table-cell>
          <table:table-cell office:value-type="float" office:value="-164.5" calcext:value-type="float">
            <text:p>-164.5</text:p>
          </table:table-cell>
          <table:table-cell office:value-type="float" office:value="-124.26" calcext:value-type="float">
            <text:p>-124.26</text:p>
          </table:table-cell>
          <table:table-cell office:value-type="float" office:value="195.83" calcext:value-type="float">
            <text:p>195.83</text:p>
          </table:table-cell>
          <table:table-cell office:value-type="float" office:value="144.5" calcext:value-type="float">
            <text:p>144.5</text:p>
          </table:table-cell>
          <table:table-cell office:value-type="float" office:value="171.27" calcext:value-type="float">
            <text:p>171.27</text:p>
          </table:table-cell>
          <table:table-cell office:value-type="float" office:value="-159.4" calcext:value-type="float">
            <text:p>-159.4</text:p>
          </table:table-cell>
          <table:table-cell office:value-type="float" office:value="55.11" calcext:value-type="float">
            <text:p>55.11</text:p>
          </table:table-cell>
          <table:table-cell office:value-type="float" office:value="138.45" calcext:value-type="float">
            <text:p>138.45</text:p>
          </table:table-cell>
          <table:table-cell office:value-type="float" office:value="-454.89" calcext:value-type="float">
            <text:p>-454.89</text:p>
          </table:table-cell>
          <table:table-cell office:value-type="float" office:value="-97.07" calcext:value-type="float">
            <text:p>-97.07</text:p>
          </table:table-cell>
          <table:table-cell office:value-type="float" office:value="-184.5" calcext:value-type="float">
            <text:p>-184.5</text:p>
          </table:table-cell>
          <table:table-cell office:value-type="float" office:value="-367.28" calcext:value-type="float">
            <text:p>-367.28</text:p>
          </table:table-cell>
          <table:table-cell office:value-type="float" office:value="-42.5" calcext:value-type="float">
            <text:p>-42.5</text:p>
          </table:table-cell>
          <table:table-cell office:value-type="float" office:value="-164.5" calcext:value-type="float">
            <text:p>-164.5</text:p>
          </table:table-cell>
          <table:table-cell office:value-type="float" office:value="171.76" calcext:value-type="float">
            <text:p>171.76</text:p>
          </table:table-cell>
          <table:table-cell office:value-type="float" office:value="85.94" calcext:value-type="float">
            <text:p>85.94</text:p>
          </table:table-cell>
          <table:table-cell office:value-type="float" office:value="104.5" calcext:value-type="float">
            <text:p>104.5</text:p>
          </table:table-cell>
          <table:table-cell office:value-type="float" office:value="-130.38" calcext:value-type="float">
            <text:p>-130.38</text:p>
          </table:table-cell>
          <table:table-cell office:value-type="float" office:value="408.04" calcext:value-type="float">
            <text:p>408.04</text:p>
          </table:table-cell>
          <table:table-cell office:value-type="float" office:value="5.17" calcext:value-type="float">
            <text:p>5.17</text:p>
          </table:table-cell>
          <table:table-cell office:value-type="float" office:value="-184.5" calcext:value-type="float">
            <text:p>-184.5</text:p>
          </table:table-cell>
          <table:table-cell office:value-type="float" office:value="113.01" calcext:value-type="float">
            <text:p>113.01</text:p>
          </table:table-cell>
          <table:table-cell office:value-type="float" office:value="66.79" calcext:value-type="float">
            <text:p>66.79</text:p>
          </table:table-cell>
          <table:table-cell office:value-type="float" office:value="-329" calcext:value-type="float">
            <text:p>-329</text:p>
          </table:table-cell>
          <table:table-cell office:value-type="float" office:value="-216.39" calcext:value-type="float">
            <text:p>-216.39</text:p>
          </table:table-cell>
          <table:table-cell office:value-type="float" office:value="-129.85" calcext:value-type="float">
            <text:p>-129.85</text:p>
          </table:table-cell>
          <table:table-cell office:value-type="float" office:value="269.93" calcext:value-type="float">
            <text:p>269.93</text:p>
          </table:table-cell>
          <table:table-cell office:value-type="float" office:value="134.59" calcext:value-type="float">
            <text:p>134.59</text:p>
          </table:table-cell>
          <table:table-cell office:value-type="float" office:value="13" calcext:value-type="float">
            <text:p>13</text:p>
          </table:table-cell>
          <table:table-cell office:value-type="float" office:value="217.92" calcext:value-type="float">
            <text:p>217.92</text:p>
          </table:table-cell>
          <table:table-cell office:value-type="float" office:value="-20" calcext:value-type="float">
            <text:p>-20</text:p>
          </table:table-cell>
          <table:table-cell office:value-type="float" office:value="321.84" calcext:value-type="float">
            <text:p>321.84</text:p>
          </table:table-cell>
          <table:table-cell office:value-type="float" office:value="-207.21" calcext:value-type="float">
            <text:p>-207.21</text:p>
          </table:table-cell>
          <table:table-cell office:value-type="float" office:value="0" calcext:value-type="float">
            <text:p>0</text:p>
          </table:table-cell>
          <table:table-cell office:value-type="float" office:value="29.99" calcext:value-type="float">
            <text:p>29.99</text:p>
          </table:table-cell>
          <table:table-cell office:value-type="float" office:value="-37.01" calcext:value-type="float">
            <text:p>-37.01</text:p>
          </table:table-cell>
          <table:table-cell office:value-type="float" office:value="414.5" calcext:value-type="float">
            <text:p>414.5</text:p>
          </table:table-cell>
          <table:table-cell office:value-type="float" office:value="161.25" calcext:value-type="float">
            <text:p>161.25</text:p>
          </table:table-cell>
          <table:table-cell office:value-type="float" office:value="386.34" calcext:value-type="float">
            <text:p>386.34</text:p>
          </table:table-cell>
          <table:table-cell office:value-type="float" office:value="368.92" calcext:value-type="float">
            <text:p>368.92</text:p>
          </table:table-cell>
          <table:table-cell office:value-type="float" office:value="-329" calcext:value-type="float">
            <text:p>-329</text:p>
          </table:table-cell>
          <table:table-cell office:value-type="float" office:value="175.82" calcext:value-type="float">
            <text:p>175.82</text:p>
          </table:table-cell>
          <table:table-cell office:value-type="float" office:value="-68.42" calcext:value-type="float">
            <text:p>-68.42</text:p>
          </table:table-cell>
          <table:table-cell office:value-type="float" office:value="-164.5" calcext:value-type="float">
            <text:p>-164.5</text:p>
          </table:table-cell>
          <table:table-cell office:value-type="float" office:value="-235.45" calcext:value-type="float">
            <text:p>-235.45</text:p>
          </table:table-cell>
          <table:table-cell office:value-type="float" office:value="162.17" calcext:value-type="float">
            <text:p>162.17</text:p>
          </table:table-cell>
          <table:table-cell office:value-type="float" office:value="-185.34" calcext:value-type="float">
            <text:p>-185.34</text:p>
          </table:table-cell>
          <table:table-cell office:value-type="float" office:value="-193.65" calcext:value-type="float">
            <text:p>-193.65</text:p>
          </table:table-cell>
          <table:table-cell office:value-type="float" office:value="155.66" calcext:value-type="float">
            <text:p>155.66</text:p>
          </table:table-cell>
          <table:table-cell office:value-type="float" office:value="135.8" calcext:value-type="float">
            <text:p>135.8</text:p>
          </table:table-cell>
          <table:table-cell office:value-type="float" office:value="144.5" calcext:value-type="float">
            <text:p>144.5</text:p>
          </table:table-cell>
          <table:table-cell office:value-type="float" office:value="-73.53" calcext:value-type="float">
            <text:p>-73.53</text:p>
          </table:table-cell>
          <table:table-cell office:value-type="float" office:value="254.85" calcext:value-type="float">
            <text:p>254.85</text:p>
          </table:table-cell>
          <table:table-cell office:value-type="float" office:value="-20" calcext:value-type="float">
            <text:p>-20</text:p>
          </table:table-cell>
          <table:table-cell office:value-type="float" office:value="84.99" calcext:value-type="float">
            <text:p>84.99</text:p>
          </table:table-cell>
          <table:table-cell office:value-type="float" office:value="204.7" calcext:value-type="float">
            <text:p>204.7</text:p>
          </table:table-cell>
          <table:table-cell office:value-type="float" office:value="-329" calcext:value-type="float">
            <text:p>-329</text:p>
          </table:table-cell>
          <table:table-cell office:value-type="float" office:value="221.44" calcext:value-type="float">
            <text:p>221.44</text:p>
          </table:table-cell>
          <table:table-cell office:value-type="float" office:value="870.3" calcext:value-type="float">
            <text:p>870.3</text:p>
          </table:table-cell>
          <table:table-cell office:value-type="float" office:value="-316.58" calcext:value-type="float">
            <text:p>-316.58</text:p>
          </table:table-cell>
          <table:table-cell office:value-type="float" office:value="200.24" calcext:value-type="float">
            <text:p>200.24</text:p>
          </table:table-cell>
          <table:table-cell office:value-type="float" office:value="166.03" calcext:value-type="float">
            <text:p>166.03</text:p>
          </table:table-cell>
          <table:table-cell office:value-type="float" office:value="73.88" calcext:value-type="float">
            <text:p>73.88</text:p>
          </table:table-cell>
          <table:table-cell office:value-type="float" office:value="-20" calcext:value-type="float">
            <text:p>-20</text:p>
          </table:table-cell>
          <table:table-cell office:value-type="float" office:value="-167.44" calcext:value-type="float">
            <text:p>-167.44</text:p>
          </table:table-cell>
          <table:table-cell office:value-type="float" office:value="-441.62" calcext:value-type="float">
            <text:p>-441.62</text:p>
          </table:table-cell>
          <table:table-cell office:value-type="float" office:value="0" calcext:value-type="float">
            <text:p>0</text:p>
          </table:table-cell>
          <table:table-cell office:value-type="float" office:value="-97.94" calcext:value-type="float">
            <text:p>-97.94</text:p>
          </table:table-cell>
          <table:table-cell office:value-type="float" office:value="286.77" calcext:value-type="float">
            <text:p>286.77</text:p>
          </table:table-cell>
          <table:table-cell office:value-type="float" office:value="46.84" calcext:value-type="float">
            <text:p>46.84</text:p>
          </table:table-cell>
          <table:table-cell office:value-type="float" office:value="485.31" calcext:value-type="float">
            <text:p>485.31</text:p>
          </table:table-cell>
          <table:table-cell office:value-type="float" office:value="-88.55" calcext:value-type="float">
            <text:p>-88.55</text:p>
          </table:table-cell>
          <table:table-cell office:value-type="float" office:value="305.91" calcext:value-type="float">
            <text:p>305.91</text:p>
          </table:table-cell>
          <table:table-cell office:value-type="float" office:value="124.5" calcext:value-type="float">
            <text:p>124.5</text:p>
          </table:table-cell>
          <table:table-cell office:value-type="float" office:value="-227.8" calcext:value-type="float">
            <text:p>-227.8</text:p>
          </table:table-cell>
          <table:table-cell office:value-type="float" office:value="-186.86" calcext:value-type="float">
            <text:p>-186.86</text:p>
          </table:table-cell>
          <table:table-cell office:value-type="float" office:value="-20" calcext:value-type="float">
            <text:p>-20</text:p>
          </table:table-cell>
          <table:table-cell office:value-type="float" office:value="14.96" calcext:value-type="float">
            <text:p>14.96</text:p>
          </table:table-cell>
          <table:table-cell office:value-type="float" office:value="28.02" calcext:value-type="float">
            <text:p>28.02</text:p>
          </table:table-cell>
          <table:table-cell office:value-type="float" office:value="289" calcext:value-type="float">
            <text:p>289</text:p>
          </table:table-cell>
          <table:table-cell office:value-type="float" office:value="-95.62" calcext:value-type="float">
            <text:p>-95.62</text:p>
          </table:table-cell>
          <table:table-cell office:value-type="float" office:value="-44.51" calcext:value-type="float">
            <text:p>-44.51</text:p>
          </table:table-cell>
          <table:table-cell office:value-type="float" office:value="-80.15" calcext:value-type="float">
            <text:p>-80.15</text:p>
          </table:table-cell>
          <table:table-cell office:value-type="float" office:value="144.5" calcext:value-type="float">
            <text:p>144.5</text:p>
          </table:table-cell>
          <table:table-cell office:value-type="float" office:value="-17.98" calcext:value-type="float">
            <text:p>-17.98</text:p>
          </table:table-cell>
          <table:table-cell office:value-type="float" office:value="100.19" calcext:value-type="float">
            <text:p>100.19</text:p>
          </table:table-cell>
          <table:table-cell office:value-type="float" office:value="289" calcext:value-type="float">
            <text:p>289</text:p>
          </table:table-cell>
          <table:table-cell office:value-type="float" office:value="63.22" calcext:value-type="float">
            <text:p>63.22</text:p>
          </table:table-cell>
          <table:table-cell office:value-type="float" office:value="88.03" calcext:value-type="float">
            <text:p>88.03</text:p>
          </table:table-cell>
          <table:table-cell office:value-type="float" office:value="-164.5" calcext:value-type="float">
            <text:p>-164.5</text:p>
          </table:table-cell>
          <table:table-cell office:value-type="float" office:value="258.37" calcext:value-type="float">
            <text:p>258.37</text:p>
          </table:table-cell>
          <table:table-cell office:value-type="float" office:value="52.74" calcext:value-type="float">
            <text:p>52.74</text:p>
          </table:table-cell>
          <table:table-cell office:value-type="float" office:value="-20" calcext:value-type="float">
            <text:p>-20</text:p>
          </table:table-cell>
          <table:table-cell office:value-type="float" office:value="144.5" calcext:value-type="float">
            <text:p>144.5</text:p>
          </table:table-cell>
          <table:table-cell office:value-type="float" office:value="-291.98" calcext:value-type="float">
            <text:p>-291.98</text:p>
          </table:table-cell>
          <table:table-cell office:value-type="float" office:value="150.57" calcext:value-type="float">
            <text:p>150.57</text:p>
          </table:table-cell>
          <table:table-cell office:value-type="float" office:value="-262.95" calcext:value-type="float">
            <text:p>-262.95</text:p>
          </table:table-cell>
          <table:table-cell office:value-type="float" office:value="267.08" calcext:value-type="float">
            <text:p>267.08</text:p>
          </table:table-cell>
          <table:table-cell office:value-type="float" office:value="212.12" calcext:value-type="float">
            <text:p>212.12</text:p>
          </table:table-cell>
          <table:table-cell office:value-type="float" office:value="289" calcext:value-type="float">
            <text:p>289</text:p>
          </table:table-cell>
          <table:table-cell office:value-type="float" office:value="633.69" calcext:value-type="float">
            <text:p>633.69</text:p>
          </table:table-cell>
          <table:table-cell office:value-type="float" office:value="-92.01" calcext:value-type="float">
            <text:p>-92.01</text:p>
          </table:table-cell>
          <table:table-cell office:value-type="float" office:value="289" calcext:value-type="float">
            <text:p>289</text:p>
          </table:table-cell>
          <table:table-cell office:value-type="float" office:value="-88.65" calcext:value-type="float">
            <text:p>-88.65</text:p>
          </table:table-cell>
          <table:table-cell office:value-type="float" office:value="-232.58" calcext:value-type="float">
            <text:p>-232.58</text:p>
          </table:table-cell>
          <table:table-cell office:value-type="float" office:value="11.86" calcext:value-type="float">
            <text:p>11.8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68.7" calcext:value-type="float">
            <text:p>68.7</text:p>
          </table:table-cell>
          <table:table-cell office:value-type="float" office:value="-67.68" calcext:value-type="float">
            <text:p>-67.68</text:p>
          </table:table-cell>
          <table:table-cell office:value-type="float" office:value="-82.86" calcext:value-type="float">
            <text:p>-82.86</text:p>
          </table:table-cell>
          <table:table-cell office:value-type="float" office:value="-505.44" calcext:value-type="float">
            <text:p>-505.44</text:p>
          </table:table-cell>
          <table:table-cell office:value-type="float" office:value="-614.76" calcext:value-type="float">
            <text:p>-614.76</text:p>
          </table:table-cell>
          <table:table-cell office:value-type="float" office:value="-441.12" calcext:value-type="float">
            <text:p>-441.12</text:p>
          </table:table-cell>
          <table:table-cell office:value-type="float" office:value="-681.72" calcext:value-type="float">
            <text:p>-681.72</text:p>
          </table:table-cell>
          <table:table-cell office:value-type="float" office:value="-197.16" calcext:value-type="float">
            <text:p>-197.16</text:p>
          </table:table-cell>
          <table:table-cell office:value-type="float" office:value="362.04" calcext:value-type="float">
            <text:p>362.04</text:p>
          </table:table-cell>
          <table:table-cell office:value-type="float" office:value="-138.72" calcext:value-type="float">
            <text:p>-138.72</text:p>
          </table:table-cell>
          <table:table-cell office:value-type="float" office:value="-117.12" calcext:value-type="float">
            <text:p>-117.12</text:p>
          </table:table-cell>
          <table:table-cell office:value-type="float" office:value="200.64" calcext:value-type="float">
            <text:p>200.64</text:p>
          </table:table-cell>
          <table:table-cell office:value-type="float" office:value="298.68" calcext:value-type="float">
            <text:p>298.68</text:p>
          </table:table-cell>
          <table:table-cell office:value-type="float" office:value="227.16" calcext:value-type="float">
            <text:p>227.16</text:p>
          </table:table-cell>
          <table:table-cell office:value-type="float" office:value="260.1" calcext:value-type="float">
            <text:p>260.1</text:p>
          </table:table-cell>
          <table:table-cell office:value-type="float" office:value="170.34" calcext:value-type="float">
            <text:p>170.34</text:p>
          </table:table-cell>
          <table:table-cell office:value-type="float" office:value="59.82" calcext:value-type="float">
            <text:p>59.82</text:p>
          </table:table-cell>
          <table:table-cell office:value-type="float" office:value="-131.64" calcext:value-type="float">
            <text:p>-131.64</text:p>
          </table:table-cell>
          <table:table-cell office:value-type="float" office:value="-205.92" calcext:value-type="float">
            <text:p>-205.92</text:p>
          </table:table-cell>
          <table:table-cell office:value-type="float" office:value="-36.42" calcext:value-type="float">
            <text:p>-36.42</text:p>
          </table:table-cell>
          <table:table-cell office:value-type="float" office:value="-114.96" calcext:value-type="float">
            <text:p>-114.96</text:p>
          </table:table-cell>
          <table:table-cell office:value-type="float" office:value="-218.58" calcext:value-type="float">
            <text:p>-218.58</text:p>
          </table:table-cell>
          <table:table-cell office:value-type="float" office:value="-240.36" calcext:value-type="float">
            <text:p>-240.36</text:p>
          </table:table-cell>
          <table:table-cell office:value-type="float" office:value="130.38" calcext:value-type="float">
            <text:p>130.38</text:p>
          </table:table-cell>
          <table:table-cell office:value-type="float" office:value="-359.82" calcext:value-type="float">
            <text:p>-359.82</text:p>
          </table:table-cell>
          <table:table-cell office:value-type="float" office:value="-321.6" calcext:value-type="float">
            <text:p>-321.6</text:p>
          </table:table-cell>
          <table:table-cell office:value-type="float" office:value="-58.26" calcext:value-type="float">
            <text:p>-58.26</text:p>
          </table:table-cell>
          <table:table-cell office:value-type="float" office:value="199.5" calcext:value-type="float">
            <text:p>199.5</text:p>
          </table:table-cell>
          <table:table-cell office:value-type="float" office:value="-110.88" calcext:value-type="float">
            <text:p>-110.88</text:p>
          </table:table-cell>
          <table:table-cell office:value-type="float" office:value="-69.6" calcext:value-type="float">
            <text:p>-69.6</text:p>
          </table:table-cell>
          <table:table-cell office:value-type="float" office:value="-112.56" calcext:value-type="float">
            <text:p>-112.56</text:p>
          </table:table-cell>
          <table:table-cell office:value-type="float" office:value="-70.02" calcext:value-type="float">
            <text:p>-70.02</text:p>
          </table:table-cell>
          <table:table-cell office:value-type="float" office:value="36.48" calcext:value-type="float">
            <text:p>36.48</text:p>
          </table:table-cell>
          <table:table-cell office:value-type="float" office:value="-178.32" calcext:value-type="float">
            <text:p>-178.32</text:p>
          </table:table-cell>
          <table:table-cell office:value-type="float" office:value="22.26" calcext:value-type="float">
            <text:p>22.26</text:p>
          </table:table-cell>
          <table:table-cell office:value-type="float" office:value="23.04" calcext:value-type="float">
            <text:p>23.04</text:p>
          </table:table-cell>
          <table:table-cell office:value-type="float" office:value="315.24" calcext:value-type="float">
            <text:p>315.24</text:p>
          </table:table-cell>
          <table:table-cell office:value-type="float" office:value="252.36" calcext:value-type="float">
            <text:p>252.36</text:p>
          </table:table-cell>
          <table:table-cell office:value-type="float" office:value="64.32" calcext:value-type="float">
            <text:p>64.32</text:p>
          </table:table-cell>
          <table:table-cell office:value-type="float" office:value="181.86" calcext:value-type="float">
            <text:p>181.86</text:p>
          </table:table-cell>
          <table:table-cell office:value-type="float" office:value="231.36" calcext:value-type="float">
            <text:p>231.36</text:p>
          </table:table-cell>
          <table:table-cell office:value-type="float" office:value="-509.76" calcext:value-type="float">
            <text:p>-509.76</text:p>
          </table:table-cell>
          <table:table-cell office:value-type="float" office:value="122.28" calcext:value-type="float">
            <text:p>122.28</text:p>
          </table:table-cell>
          <table:table-cell office:value-type="float" office:value="29.52" calcext:value-type="float">
            <text:p>29.52</text:p>
          </table:table-cell>
          <table:table-cell office:value-type="float" office:value="50.04" calcext:value-type="float">
            <text:p>50.04</text:p>
          </table:table-cell>
          <table:table-cell office:value-type="float" office:value="-426.54" calcext:value-type="float">
            <text:p>-426.54</text:p>
          </table:table-cell>
          <table:table-cell office:value-type="float" office:value="-126.48" calcext:value-type="float">
            <text:p>-126.48</text:p>
          </table:table-cell>
          <table:table-cell office:value-type="float" office:value="-334.98" calcext:value-type="float">
            <text:p>-334.98</text:p>
          </table:table-cell>
          <table:table-cell office:value-type="float" office:value="81.66" calcext:value-type="float">
            <text:p>81.66</text:p>
          </table:table-cell>
          <table:table-cell office:value-type="float" office:value="105.9" calcext:value-type="float">
            <text:p>105.9</text:p>
          </table:table-cell>
          <table:table-cell office:value-type="float" office:value="286.08" calcext:value-type="float">
            <text:p>286.08</text:p>
          </table:table-cell>
          <table:table-cell office:value-type="float" office:value="133.38" calcext:value-type="float">
            <text:p>133.38</text:p>
          </table:table-cell>
          <table:table-cell office:value-type="float" office:value="-118.68" calcext:value-type="float">
            <text:p>-118.68</text:p>
          </table:table-cell>
          <table:table-cell office:value-type="float" office:value="-324.54" calcext:value-type="float">
            <text:p>-324.54</text:p>
          </table:table-cell>
          <table:table-cell office:value-type="float" office:value="449.58" calcext:value-type="float">
            <text:p>449.58</text:p>
          </table:table-cell>
          <table:table-cell office:value-type="float" office:value="-60" calcext:value-type="float">
            <text:p>-60</text:p>
          </table:table-cell>
          <table:table-cell office:value-type="float" office:value="-112.2" calcext:value-type="float">
            <text:p>-112.2</text:p>
          </table:table-cell>
          <table:table-cell office:value-type="float" office:value="-367.8" calcext:value-type="float">
            <text:p>-367.8</text:p>
          </table:table-cell>
          <table:table-cell office:value-type="float" office:value="-45.54" calcext:value-type="float">
            <text:p>-45.54</text:p>
          </table:table-cell>
          <table:table-cell office:value-type="float" office:value="19.86" calcext:value-type="float">
            <text:p>19.86</text:p>
          </table:table-cell>
          <table:table-cell office:value-type="float" office:value="-31.62" calcext:value-type="float">
            <text:p>-31.62</text:p>
          </table:table-cell>
          <table:table-cell office:value-type="float" office:value="-20.7" calcext:value-type="float">
            <text:p>-20.7</text:p>
          </table:table-cell>
          <table:table-cell office:value-type="float" office:value="-186.42" calcext:value-type="float">
            <text:p>-186.42</text:p>
          </table:table-cell>
          <table:table-cell office:value-type="float" office:value="103.56" calcext:value-type="float">
            <text:p>103.56</text:p>
          </table:table-cell>
          <table:table-cell office:value-type="float" office:value="23.52" calcext:value-type="float">
            <text:p>23.52</text:p>
          </table:table-cell>
          <table:table-cell office:value-type="float" office:value="-207.3" calcext:value-type="float">
            <text:p>-207.3</text:p>
          </table:table-cell>
          <table:table-cell office:value-type="float" office:value="-573.84" calcext:value-type="float">
            <text:p>-573.84</text:p>
          </table:table-cell>
          <table:table-cell office:value-type="float" office:value="-388.14" calcext:value-type="float">
            <text:p>-388.14</text:p>
          </table:table-cell>
          <table:table-cell office:value-type="float" office:value="-119.64" calcext:value-type="float">
            <text:p>-119.64</text:p>
          </table:table-cell>
          <table:table-cell office:value-type="float" office:value="-263.04" calcext:value-type="float">
            <text:p>-263.04</text:p>
          </table:table-cell>
          <table:table-cell office:value-type="float" office:value="128.82" calcext:value-type="float">
            <text:p>128.82</text:p>
          </table:table-cell>
          <table:table-cell office:value-type="float" office:value="452.1" calcext:value-type="float">
            <text:p>452.1</text:p>
          </table:table-cell>
          <table:table-cell office:value-type="float" office:value="226.56" calcext:value-type="float">
            <text:p>226.56</text:p>
          </table:table-cell>
          <table:table-cell office:value-type="float" office:value="-99.84" calcext:value-type="float">
            <text:p>-99.84</text:p>
          </table:table-cell>
          <table:table-cell office:value-type="float" office:value="262.38" calcext:value-type="float">
            <text:p>262.38</text:p>
          </table:table-cell>
          <table:table-cell office:value-type="float" office:value="327.6" calcext:value-type="float">
            <text:p>327.6</text:p>
          </table:table-cell>
          <table:table-cell office:value-type="float" office:value="-10.74" calcext:value-type="float">
            <text:p>-10.74</text:p>
          </table:table-cell>
          <table:table-cell office:value-type="float" office:value="-417.78" calcext:value-type="float">
            <text:p>-417.78</text:p>
          </table:table-cell>
          <table:table-cell office:value-type="float" office:value="635.34" calcext:value-type="float">
            <text:p>635.34</text:p>
          </table:table-cell>
          <table:table-cell office:value-type="float" office:value="-212.64" calcext:value-type="float">
            <text:p>-212.64</text:p>
          </table:table-cell>
          <table:table-cell office:value-type="float" office:value="293.82" calcext:value-type="float">
            <text:p>293.82</text:p>
          </table:table-cell>
          <table:table-cell office:value-type="float" office:value="-306.72" calcext:value-type="float">
            <text:p>-306.72</text:p>
          </table:table-cell>
          <table:table-cell office:value-type="float" office:value="-370.98" calcext:value-type="float">
            <text:p>-370.98</text:p>
          </table:table-cell>
          <table:table-cell office:value-type="float" office:value="252.66" calcext:value-type="float">
            <text:p>252.66</text:p>
          </table:table-cell>
          <table:table-cell office:value-type="float" office:value="-145.8" calcext:value-type="float">
            <text:p>-145.8</text:p>
          </table:table-cell>
          <table:table-cell office:value-type="float" office:value="337.2" calcext:value-type="float">
            <text:p>337.2</text:p>
          </table:table-cell>
          <table:table-cell office:value-type="float" office:value="-37.26" calcext:value-type="float">
            <text:p>-37.26</text:p>
          </table:table-cell>
          <table:table-cell office:value-type="float" office:value="70.86" calcext:value-type="float">
            <text:p>70.86</text:p>
          </table:table-cell>
          <table:table-cell office:value-type="float" office:value="-41.7" calcext:value-type="float">
            <text:p>-41.7</text:p>
          </table:table-cell>
          <table:table-cell office:value-type="float" office:value="214.08" calcext:value-type="float">
            <text:p>214.08</text:p>
          </table:table-cell>
          <table:table-cell office:value-type="float" office:value="24.66" calcext:value-type="float">
            <text:p>24.66</text:p>
          </table:table-cell>
          <table:table-cell office:value-type="float" office:value="110.88" calcext:value-type="float">
            <text:p>110.88</text:p>
          </table:table-cell>
          <table:table-cell office:value-type="float" office:value="-422.7" calcext:value-type="float">
            <text:p>-422.7</text:p>
          </table:table-cell>
          <table:table-cell office:value-type="float" office:value="-263.94" calcext:value-type="float">
            <text:p>-263.94</text:p>
          </table:table-cell>
          <table:table-cell office:value-type="float" office:value="56.7" calcext:value-type="float">
            <text:p>56.7</text:p>
          </table:table-cell>
          <table:table-cell office:value-type="float" office:value="144" calcext:value-type="float">
            <text:p>144</text:p>
          </table:table-cell>
          <table:table-cell office:value-type="float" office:value="-162.24" calcext:value-type="float">
            <text:p>-162.24</text:p>
          </table:table-cell>
          <table:table-cell office:value-type="float" office:value="-61.92" calcext:value-type="float">
            <text:p>-61.92</text:p>
          </table:table-cell>
          <table:table-cell office:value-type="float" office:value="36.48" calcext:value-type="float">
            <text:p>36.48</text:p>
          </table:table-cell>
          <table:table-cell office:value-type="float" office:value="58.02" calcext:value-type="float">
            <text:p>58.02</text:p>
          </table:table-cell>
          <table:table-cell office:value-type="float" office:value="-74.28" calcext:value-type="float">
            <text:p>-74.28</text:p>
          </table:table-cell>
          <table:table-cell office:value-type="float" office:value="418.2" calcext:value-type="float">
            <text:p>418.2</text:p>
          </table:table-cell>
          <table:table-cell office:value-type="float" office:value="206.1" calcext:value-type="float">
            <text:p>206.1</text:p>
          </table:table-cell>
          <table:table-cell office:value-type="float" office:value="-58.14" calcext:value-type="float">
            <text:p>-58.14</text:p>
          </table:table-cell>
          <table:table-cell office:value-type="float" office:value="-58.92" calcext:value-type="float">
            <text:p>-58.92</text:p>
          </table:table-cell>
          <table:table-cell office:value-type="float" office:value="254.16" calcext:value-type="float">
            <text:p>254.16</text:p>
          </table:table-cell>
          <table:table-cell office:value-type="float" office:value="-302.4" calcext:value-type="float">
            <text:p>-302.4</text:p>
          </table:table-cell>
          <table:table-cell office:value-type="float" office:value="-40.56" calcext:value-type="float">
            <text:p>-40.56</text:p>
          </table:table-cell>
          <table:table-cell office:value-type="float" office:value="-74.1" calcext:value-type="float">
            <text:p>-74.1</text:p>
          </table:table-cell>
          <table:table-cell office:value-type="float" office:value="-28.92" calcext:value-type="float">
            <text:p>-28.92</text:p>
          </table:table-cell>
          <table:table-cell office:value-type="float" office:value="419.58" calcext:value-type="float">
            <text:p>419.58</text:p>
          </table:table-cell>
          <table:table-cell office:value-type="float" office:value="99.66" calcext:value-type="float">
            <text:p>99.66</text:p>
          </table:table-cell>
          <table:table-cell office:value-type="float" office:value="0.9" calcext:value-type="float">
            <text:p>0.9</text:p>
          </table:table-cell>
          <table:table-cell office:value-type="float" office:value="86.58" calcext:value-type="float">
            <text:p>86.58</text:p>
          </table:table-cell>
          <table:table-cell office:value-type="float" office:value="-153.54" calcext:value-type="float">
            <text:p>-153.54</text:p>
          </table:table-cell>
          <table:table-cell office:value-type="float" office:value="256.56" calcext:value-type="float">
            <text:p>256.56</text:p>
          </table:table-cell>
          <table:table-cell office:value-type="float" office:value="-124.56" calcext:value-type="float">
            <text:p>-124.56</text:p>
          </table:table-cell>
          <table:table-cell office:value-type="float" office:value="-251.46" calcext:value-type="float">
            <text:p>-251.46</text:p>
          </table:table-cell>
          <table:table-cell office:value-type="float" office:value="-178.98" calcext:value-type="float">
            <text:p>-178.98</text:p>
          </table:table-cell>
          <table:table-cell office:value-type="float" office:value="45.18" calcext:value-type="float">
            <text:p>45.18</text:p>
          </table:table-cell>
          <table:table-cell office:value-type="float" office:value="242.22" calcext:value-type="float">
            <text:p>242.22</text:p>
          </table:table-cell>
          <table:table-cell office:value-type="float" office:value="35.94" calcext:value-type="float">
            <text:p>35.94</text:p>
          </table:table-cell>
          <table:table-cell office:value-type="float" office:value="-406.56" calcext:value-type="float">
            <text:p>-406.56</text:p>
          </table:table-cell>
          <table:table-cell office:value-type="float" office:value="32.4" calcext:value-type="float">
            <text:p>32.4</text:p>
          </table:table-cell>
          <table:table-cell office:value-type="float" office:value="75.36" calcext:value-type="float">
            <text:p>75.36</text:p>
          </table:table-cell>
          <table:table-cell office:value-type="float" office:value="135.72" calcext:value-type="float">
            <text:p>135.72</text:p>
          </table:table-cell>
          <table:table-cell office:value-type="float" office:value="-56.1" calcext:value-type="float">
            <text:p>-56.1</text:p>
          </table:table-cell>
          <table:table-cell office:value-type="float" office:value="-25.86" calcext:value-type="float">
            <text:p>-25.86</text:p>
          </table:table-cell>
          <table:table-cell office:value-type="float" office:value="-142.32" calcext:value-type="float">
            <text:p>-142.32</text:p>
          </table:table-cell>
          <table:table-cell office:value-type="float" office:value="-279.96" calcext:value-type="float">
            <text:p>-279.96</text:p>
          </table:table-cell>
          <table:table-cell office:value-type="float" office:value="294.24" calcext:value-type="float">
            <text:p>294.24</text:p>
          </table:table-cell>
          <table:table-cell office:value-type="float" office:value="157.14" calcext:value-type="float">
            <text:p>157.14</text:p>
          </table:table-cell>
          <table:table-cell office:value-type="float" office:value="247.2" calcext:value-type="float">
            <text:p>247.2</text:p>
          </table:table-cell>
          <table:table-cell office:value-type="float" office:value="129" calcext:value-type="float">
            <text:p>129</text:p>
          </table:table-cell>
          <table:table-cell office:value-type="float" office:value="117.66" calcext:value-type="float">
            <text:p>117.66</text:p>
          </table:table-cell>
          <table:table-cell office:value-type="float" office:value="345.06" calcext:value-type="float">
            <text:p>345.06</text:p>
          </table:table-cell>
          <table:table-cell office:value-type="float" office:value="57.36" calcext:value-type="float">
            <text:p>57.36</text:p>
          </table:table-cell>
          <table:table-cell office:value-type="float" office:value="117.6" calcext:value-type="float">
            <text:p>117.6</text:p>
          </table:table-cell>
          <table:table-cell office:value-type="float" office:value="17.64" calcext:value-type="float">
            <text:p>17.64</text:p>
          </table:table-cell>
          <table:table-cell office:value-type="float" office:value="-197.58" calcext:value-type="float">
            <text:p>-197.58</text:p>
          </table:table-cell>
          <table:table-cell office:value-type="float" office:value="180.48" calcext:value-type="float">
            <text:p>180.48</text:p>
          </table:table-cell>
          <table:table-cell office:value-type="float" office:value="121.44" calcext:value-type="float">
            <text:p>121.44</text:p>
          </table:table-cell>
          <table:table-cell office:value-type="float" office:value="76.38" calcext:value-type="float">
            <text:p>76.38</text:p>
          </table:table-cell>
          <table:table-cell office:value-type="float" office:value="-293.52" calcext:value-type="float">
            <text:p>-293.52</text:p>
          </table:table-cell>
          <table:table-cell office:value-type="float" office:value="-12.72" calcext:value-type="float">
            <text:p>-12.72</text:p>
          </table:table-cell>
          <table:table-cell office:value-type="float" office:value="-262.56" calcext:value-type="float">
            <text:p>-262.56</text:p>
          </table:table-cell>
          <table:table-cell office:value-type="float" office:value="85.74" calcext:value-type="float">
            <text:p>85.74</text:p>
          </table:table-cell>
          <table:table-cell office:value-type="float" office:value="67.44" calcext:value-type="float">
            <text:p>67.44</text:p>
          </table:table-cell>
          <table:table-cell office:value-type="float" office:value="165.54" calcext:value-type="float">
            <text:p>165.54</text:p>
          </table:table-cell>
          <table:table-cell office:value-type="float" office:value="260.82" calcext:value-type="float">
            <text:p>260.82</text:p>
          </table:table-cell>
          <table:table-cell office:value-type="float" office:value="6.42" calcext:value-type="float">
            <text:p>6.42</text:p>
          </table:table-cell>
          <table:table-cell office:value-type="float" office:value="-3.36" calcext:value-type="float">
            <text:p>-3.36</text:p>
          </table:table-cell>
          <table:table-cell office:value-type="float" office:value="332.7" calcext:value-type="float">
            <text:p>332.7</text:p>
          </table:table-cell>
          <table:table-cell office:value-type="float" office:value="334.74" calcext:value-type="float">
            <text:p>334.74</text:p>
          </table:table-cell>
          <table:table-cell office:value-type="float" office:value="319.86" calcext:value-type="float">
            <text:p>319.86</text:p>
          </table:table-cell>
          <table:table-cell office:value-type="float" office:value="-80.82" calcext:value-type="float">
            <text:p>-80.82</text:p>
          </table:table-cell>
          <table:table-cell office:value-type="float" office:value="-22.56" calcext:value-type="float">
            <text:p>-22.56</text:p>
          </table:table-cell>
          <table:table-cell office:value-type="float" office:value="223.56" calcext:value-type="float">
            <text:p>223.5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2.62" calcext:value-type="float">
            <text:p>2.62</text:p>
          </table:table-cell>
          <table:table-cell office:value-type="float" office:value="86.68" calcext:value-type="float">
            <text:p>86.68</text:p>
          </table:table-cell>
          <table:table-cell office:value-type="float" office:value="142.31" calcext:value-type="float">
            <text:p>142.31</text:p>
          </table:table-cell>
          <table:table-cell office:value-type="float" office:value="10.49" calcext:value-type="float">
            <text:p>10.49</text:p>
          </table:table-cell>
          <table:table-cell office:value-type="float" office:value="-191.21" calcext:value-type="float">
            <text:p>-191.21</text:p>
          </table:table-cell>
          <table:table-cell office:value-type="float" office:value="-547.1" calcext:value-type="float">
            <text:p>-547.1</text:p>
          </table:table-cell>
          <table:table-cell office:value-type="float" office:value="-140.36" calcext:value-type="float">
            <text:p>-140.36</text:p>
          </table:table-cell>
          <table:table-cell office:value-type="float" office:value="-251.92" calcext:value-type="float">
            <text:p>-251.92</text:p>
          </table:table-cell>
          <table:table-cell office:value-type="float" office:value="-170.65" calcext:value-type="float">
            <text:p>-170.65</text:p>
          </table:table-cell>
          <table:table-cell office:value-type="float" office:value="-470.8" calcext:value-type="float">
            <text:p>-470.8</text:p>
          </table:table-cell>
          <table:table-cell office:value-type="float" office:value="-365.68" calcext:value-type="float">
            <text:p>-365.68</text:p>
          </table:table-cell>
          <table:table-cell office:value-type="float" office:value="113.71" calcext:value-type="float">
            <text:p>113.71</text:p>
          </table:table-cell>
          <table:table-cell office:value-type="float" office:value="42.24" calcext:value-type="float">
            <text:p>42.24</text:p>
          </table:table-cell>
          <table:table-cell office:value-type="float" office:value="-73.02" calcext:value-type="float">
            <text:p>-73.02</text:p>
          </table:table-cell>
          <table:table-cell office:value-type="float" office:value="-29.16" calcext:value-type="float">
            <text:p>-29.16</text:p>
          </table:table-cell>
          <table:table-cell office:value-type="float" office:value="-104.49" calcext:value-type="float">
            <text:p>-104.49</text:p>
          </table:table-cell>
          <table:table-cell office:value-type="float" office:value="-232.88" calcext:value-type="float">
            <text:p>-232.88</text:p>
          </table:table-cell>
          <table:table-cell office:value-type="float" office:value="459.02" calcext:value-type="float">
            <text:p>459.02</text:p>
          </table:table-cell>
          <table:table-cell office:value-type="float" office:value="239.98" calcext:value-type="float">
            <text:p>239.98</text:p>
          </table:table-cell>
          <table:table-cell office:value-type="float" office:value="91.67" calcext:value-type="float">
            <text:p>91.67</text:p>
          </table:table-cell>
          <table:table-cell office:value-type="float" office:value="39" calcext:value-type="float">
            <text:p>39</text:p>
          </table:table-cell>
          <table:table-cell office:value-type="float" office:value="-729.56" calcext:value-type="float">
            <text:p>-729.56</text:p>
          </table:table-cell>
          <table:table-cell office:value-type="float" office:value="432.98" calcext:value-type="float">
            <text:p>432.98</text:p>
          </table:table-cell>
          <table:table-cell office:value-type="float" office:value="244.5" calcext:value-type="float">
            <text:p>244.5</text:p>
          </table:table-cell>
          <table:table-cell office:value-type="float" office:value="499.83" calcext:value-type="float">
            <text:p>499.83</text:p>
          </table:table-cell>
          <table:table-cell office:value-type="float" office:value="173.28" calcext:value-type="float">
            <text:p>173.28</text:p>
          </table:table-cell>
          <table:table-cell office:value-type="float" office:value="-310.35" calcext:value-type="float">
            <text:p>-310.35</text:p>
          </table:table-cell>
          <table:table-cell office:value-type="float" office:value="-167.31" calcext:value-type="float">
            <text:p>-167.31</text:p>
          </table:table-cell>
          <table:table-cell office:value-type="float" office:value="-229.18" calcext:value-type="float">
            <text:p>-229.18</text:p>
          </table:table-cell>
          <table:table-cell office:value-type="float" office:value="303.2" calcext:value-type="float">
            <text:p>303.2</text:p>
          </table:table-cell>
          <table:table-cell office:value-type="float" office:value="763.37" calcext:value-type="float">
            <text:p>763.37</text:p>
          </table:table-cell>
          <table:table-cell office:value-type="float" office:value="102.59" calcext:value-type="float">
            <text:p>102.59</text:p>
          </table:table-cell>
          <table:table-cell office:value-type="float" office:value="79.77" calcext:value-type="float">
            <text:p>79.77</text:p>
          </table:table-cell>
          <table:table-cell office:value-type="float" office:value="110.29" calcext:value-type="float">
            <text:p>110.29</text:p>
          </table:table-cell>
          <table:table-cell office:value-type="float" office:value="36.56" calcext:value-type="float">
            <text:p>36.56</text:p>
          </table:table-cell>
          <table:table-cell office:value-type="float" office:value="-18.97" calcext:value-type="float">
            <text:p>-18.97</text:p>
          </table:table-cell>
          <table:table-cell office:value-type="float" office:value="213.98" calcext:value-type="float">
            <text:p>213.98</text:p>
          </table:table-cell>
          <table:table-cell office:value-type="float" office:value="300.16" calcext:value-type="float">
            <text:p>300.16</text:p>
          </table:table-cell>
          <table:table-cell office:value-type="float" office:value="375.86" calcext:value-type="float">
            <text:p>375.86</text:p>
          </table:table-cell>
          <table:table-cell office:value-type="float" office:value="155.83" calcext:value-type="float">
            <text:p>155.83</text:p>
          </table:table-cell>
          <table:table-cell office:value-type="float" office:value="283.49" calcext:value-type="float">
            <text:p>283.49</text:p>
          </table:table-cell>
          <table:table-cell office:value-type="float" office:value="408.41" calcext:value-type="float">
            <text:p>408.41</text:p>
          </table:table-cell>
          <table:table-cell office:value-type="float" office:value="-268.19" calcext:value-type="float">
            <text:p>-268.19</text:p>
          </table:table-cell>
          <table:table-cell office:value-type="float" office:value="-240.07" calcext:value-type="float">
            <text:p>-240.07</text:p>
          </table:table-cell>
          <table:table-cell office:value-type="float" office:value="-360.14" calcext:value-type="float">
            <text:p>-360.14</text:p>
          </table:table-cell>
          <table:table-cell office:value-type="float" office:value="107.59" calcext:value-type="float">
            <text:p>107.59</text:p>
          </table:table-cell>
          <table:table-cell office:value-type="float" office:value="191.36" calcext:value-type="float">
            <text:p>191.36</text:p>
          </table:table-cell>
          <table:table-cell office:value-type="float" office:value="-39.3" calcext:value-type="float">
            <text:p>-39.3</text:p>
          </table:table-cell>
          <table:table-cell office:value-type="float" office:value="-479.71" calcext:value-type="float">
            <text:p>-479.71</text:p>
          </table:table-cell>
          <table:table-cell office:value-type="float" office:value="288.84" calcext:value-type="float">
            <text:p>288.84</text:p>
          </table:table-cell>
          <table:table-cell office:value-type="float" office:value="177.52" calcext:value-type="float">
            <text:p>177.52</text:p>
          </table:table-cell>
          <table:table-cell office:value-type="float" office:value="-71.49" calcext:value-type="float">
            <text:p>-71.49</text:p>
          </table:table-cell>
          <table:table-cell office:value-type="float" office:value="-297.17" calcext:value-type="float">
            <text:p>-297.17</text:p>
          </table:table-cell>
          <table:table-cell office:value-type="float" office:value="291.64" calcext:value-type="float">
            <text:p>291.64</text:p>
          </table:table-cell>
          <table:table-cell office:value-type="float" office:value="-187.16" calcext:value-type="float">
            <text:p>-187.16</text:p>
          </table:table-cell>
          <table:table-cell office:value-type="float" office:value="62.94" calcext:value-type="float">
            <text:p>62.94</text:p>
          </table:table-cell>
          <table:table-cell office:value-type="float" office:value="-34.57" calcext:value-type="float">
            <text:p>-34.57</text:p>
          </table:table-cell>
          <table:table-cell office:value-type="float" office:value="647.67" calcext:value-type="float">
            <text:p>647.67</text:p>
          </table:table-cell>
          <table:table-cell office:value-type="float" office:value="-208.03" calcext:value-type="float">
            <text:p>-208.03</text:p>
          </table:table-cell>
          <table:table-cell office:value-type="float" office:value="247.37" calcext:value-type="float">
            <text:p>247.37</text:p>
          </table:table-cell>
          <table:table-cell office:value-type="float" office:value="484.61" calcext:value-type="float">
            <text:p>484.61</text:p>
          </table:table-cell>
          <table:table-cell office:value-type="float" office:value="-22.18" calcext:value-type="float">
            <text:p>-22.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665.1" calcext:value-type="float">
            <text:p>665.1</text:p>
          </table:table-cell>
          <table:table-cell office:value-type="float" office:value="149.26" calcext:value-type="float">
            <text:p>149.26</text:p>
          </table:table-cell>
          <table:table-cell office:value-type="float" office:value="11.87" calcext:value-type="float">
            <text:p>11.87</text:p>
          </table:table-cell>
          <table:table-cell office:value-type="float" office:value="485.59" calcext:value-type="float">
            <text:p>485.59</text:p>
          </table:table-cell>
          <table:table-cell office:value-type="float" office:value="-11.99" calcext:value-type="float">
            <text:p>-11.99</text:p>
          </table:table-cell>
          <table:table-cell office:value-type="float" office:value="91.93" calcext:value-type="float">
            <text:p>91.93</text:p>
          </table:table-cell>
          <table:table-cell office:value-type="float" office:value="-112.57" calcext:value-type="float">
            <text:p>-112.57</text:p>
          </table:table-cell>
          <table:table-cell office:value-type="float" office:value="-98.03" calcext:value-type="float">
            <text:p>-98.03</text:p>
          </table:table-cell>
          <table:table-cell office:value-type="float" office:value="-249.12" calcext:value-type="float">
            <text:p>-249.12</text:p>
          </table:table-cell>
          <table:table-cell office:value-type="float" office:value="-211.49" calcext:value-type="float">
            <text:p>-211.49</text:p>
          </table:table-cell>
          <table:table-cell office:value-type="float" office:value="64.21" calcext:value-type="float">
            <text:p>64.21</text:p>
          </table:table-cell>
          <table:table-cell office:value-type="float" office:value="-385.42" calcext:value-type="float">
            <text:p>-385.42</text:p>
          </table:table-cell>
          <table:table-cell office:value-type="float" office:value="-162.13" calcext:value-type="float">
            <text:p>-162.13</text:p>
          </table:table-cell>
          <table:table-cell office:value-type="float" office:value="-147.16" calcext:value-type="float">
            <text:p>-147.16</text:p>
          </table:table-cell>
          <table:table-cell office:value-type="float" office:value="595.96" calcext:value-type="float">
            <text:p>595.96</text:p>
          </table:table-cell>
          <table:table-cell office:value-type="float" office:value="120.37" calcext:value-type="float">
            <text:p>120.37</text:p>
          </table:table-cell>
          <table:table-cell office:value-type="float" office:value="-817.46" calcext:value-type="float">
            <text:p>-817.46</text:p>
          </table:table-cell>
          <table:table-cell office:value-type="float" office:value="-205.05" calcext:value-type="float">
            <text:p>-205.05</text:p>
          </table:table-cell>
          <table:table-cell office:value-type="float" office:value="-479.66" calcext:value-type="float">
            <text:p>-479.66</text:p>
          </table:table-cell>
          <table:table-cell office:value-type="float" office:value="300.72" calcext:value-type="float">
            <text:p>300.72</text:p>
          </table:table-cell>
          <table:table-cell office:value-type="float" office:value="-10.2" calcext:value-type="float">
            <text:p>-10.2</text:p>
          </table:table-cell>
          <table:table-cell office:value-type="float" office:value="-17.76" calcext:value-type="float">
            <text:p>-17.76</text:p>
          </table:table-cell>
          <table:table-cell office:value-type="float" office:value="-235.4" calcext:value-type="float">
            <text:p>-235.4</text:p>
          </table:table-cell>
          <table:table-cell office:value-type="float" office:value="-16.74" calcext:value-type="float">
            <text:p>-16.74</text:p>
          </table:table-cell>
          <table:table-cell office:value-type="float" office:value="206.02" calcext:value-type="float">
            <text:p>206.02</text:p>
          </table:table-cell>
          <table:table-cell office:value-type="float" office:value="-92.82" calcext:value-type="float">
            <text:p>-92.82</text:p>
          </table:table-cell>
          <table:table-cell office:value-type="float" office:value="-280.66" calcext:value-type="float">
            <text:p>-280.66</text:p>
          </table:table-cell>
          <table:table-cell office:value-type="float" office:value="-373.02" calcext:value-type="float">
            <text:p>-373.02</text:p>
          </table:table-cell>
          <table:table-cell office:value-type="float" office:value="-138.88" calcext:value-type="float">
            <text:p>-138.88</text:p>
          </table:table-cell>
          <table:table-cell office:value-type="float" office:value="304.82" calcext:value-type="float">
            <text:p>304.82</text:p>
          </table:table-cell>
          <table:table-cell office:value-type="float" office:value="-548.07" calcext:value-type="float">
            <text:p>-548.07</text:p>
          </table:table-cell>
          <table:table-cell office:value-type="float" office:value="280.58" calcext:value-type="float">
            <text:p>280.58</text:p>
          </table:table-cell>
          <table:table-cell office:value-type="float" office:value="-125.58" calcext:value-type="float">
            <text:p>-125.58</text:p>
          </table:table-cell>
          <table:table-cell office:value-type="float" office:value="-235.62" calcext:value-type="float">
            <text:p>-235.62</text:p>
          </table:table-cell>
          <table:table-cell office:value-type="float" office:value="-493.31" calcext:value-type="float">
            <text:p>-493.31</text:p>
          </table:table-cell>
          <table:table-cell office:value-type="float" office:value="330.71" calcext:value-type="float">
            <text:p>330.71</text:p>
          </table:table-cell>
          <table:table-cell office:value-type="float" office:value="251.5" calcext:value-type="float">
            <text:p>251.5</text:p>
          </table:table-cell>
          <table:table-cell office:value-type="float" office:value="-116.59" calcext:value-type="float">
            <text:p>-116.59</text:p>
          </table:table-cell>
          <table:table-cell office:value-type="float" office:value="-147.65" calcext:value-type="float">
            <text:p>-147.65</text:p>
          </table:table-cell>
          <table:table-cell office:value-type="float" office:value="277.96" calcext:value-type="float">
            <text:p>277.96</text:p>
          </table:table-cell>
          <table:table-cell office:value-type="float" office:value="583.53" calcext:value-type="float">
            <text:p>583.53</text:p>
          </table:table-cell>
          <table:table-cell office:value-type="float" office:value="-106.66" calcext:value-type="float">
            <text:p>-106.66</text:p>
          </table:table-cell>
          <table:table-cell office:value-type="float" office:value="-86.07" calcext:value-type="float">
            <text:p>-86.07</text:p>
          </table:table-cell>
          <table:table-cell office:value-type="float" office:value="521.15" calcext:value-type="float">
            <text:p>521.15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56" calcext:value-type="float">
            <text:p>279.56</text:p>
          </table:table-cell>
          <table:table-cell office:value-type="float" office:value="15" calcext:value-type="float">
            <text:p>15</text:p>
          </table:table-cell>
          <table:table-cell office:value-type="float" office:value="-22.19" calcext:value-type="float">
            <text:p>-22.19</text:p>
          </table:table-cell>
          <table:table-cell office:value-type="float" office:value="-304.69" calcext:value-type="float">
            <text:p>-304.69</text:p>
          </table:table-cell>
          <table:table-cell office:value-type="float" office:value="258.94" calcext:value-type="float">
            <text:p>258.94</text:p>
          </table:table-cell>
          <table:table-cell office:value-type="float" office:value="231.71" calcext:value-type="float">
            <text:p>231.71</text:p>
          </table:table-cell>
          <table:table-cell office:value-type="float" office:value="461.43" calcext:value-type="float">
            <text:p>461.43</text:p>
          </table:table-cell>
          <table:table-cell office:value-type="float" office:value="212.05" calcext:value-type="float">
            <text:p>212.05</text:p>
          </table:table-cell>
          <table:table-cell office:value-type="float" office:value="461.62" calcext:value-type="float">
            <text:p>461.62</text:p>
          </table:table-cell>
          <table:table-cell office:value-type="float" office:value="83.77" calcext:value-type="float">
            <text:p>83.77</text:p>
          </table:table-cell>
          <table:table-cell office:value-type="float" office:value="-205.41" calcext:value-type="float">
            <text:p>-205.41</text:p>
          </table:table-cell>
          <table:table-cell office:value-type="float" office:value="-134.7" calcext:value-type="float">
            <text:p>-134.7</text:p>
          </table:table-cell>
          <table:table-cell office:value-type="float" office:value="-310.94" calcext:value-type="float">
            <text:p>-310.94</text:p>
          </table:table-cell>
          <table:table-cell office:value-type="float" office:value="53.8" calcext:value-type="float">
            <text:p>53.8</text:p>
          </table:table-cell>
          <table:table-cell office:value-type="float" office:value="437.43" calcext:value-type="float">
            <text:p>437.43</text:p>
          </table:table-cell>
          <table:table-cell office:value-type="float" office:value="-418.13" calcext:value-type="float">
            <text:p>-418.13</text:p>
          </table:table-cell>
          <table:table-cell office:value-type="float" office:value="68.62" calcext:value-type="float">
            <text:p>68.62</text:p>
          </table:table-cell>
          <table:table-cell office:value-type="float" office:value="605.51" calcext:value-type="float">
            <text:p>605.51</text:p>
          </table:table-cell>
          <table:table-cell office:value-type="float" office:value="-3.17" calcext:value-type="float">
            <text:p>-3.17</text:p>
          </table:table-cell>
          <table:table-cell office:value-type="float" office:value="339.45" calcext:value-type="float">
            <text:p>339.45</text:p>
          </table:table-cell>
          <table:table-cell office:value-type="float" office:value="-226.75" calcext:value-type="float">
            <text:p>-226.75</text:p>
          </table:table-cell>
          <table:table-cell office:value-type="float" office:value="-535.19" calcext:value-type="float">
            <text:p>-535.19</text:p>
          </table:table-cell>
          <table:table-cell office:value-type="float" office:value="566.38" calcext:value-type="float">
            <text:p>566.38</text:p>
          </table:table-cell>
          <table:table-cell office:value-type="float" office:value="-153.05" calcext:value-type="float">
            <text:p>-153.05</text:p>
          </table:table-cell>
          <table:table-cell office:value-type="float" office:value="209.26" calcext:value-type="float">
            <text:p>209.26</text:p>
          </table:table-cell>
          <table:table-cell office:value-type="float" office:value="-88.46" calcext:value-type="float">
            <text:p>-88.46</text:p>
          </table:table-cell>
          <table:table-cell office:value-type="float" office:value="275.92" calcext:value-type="float">
            <text:p>275.92</text:p>
          </table:table-cell>
          <table:table-cell office:value-type="float" office:value="-100.87" calcext:value-type="float">
            <text:p>-100.87</text:p>
          </table:table-cell>
          <table:table-cell office:value-type="float" office:value="110.77" calcext:value-type="float">
            <text:p>110.77</text:p>
          </table:table-cell>
          <table:table-cell office:value-type="float" office:value="-37.79" calcext:value-type="float">
            <text:p>-37.79</text:p>
          </table:table-cell>
          <table:table-cell office:value-type="float" office:value="-198.53" calcext:value-type="float">
            <text:p>-198.53</text:p>
          </table:table-cell>
          <table:table-cell office:value-type="float" office:value="-408.72" calcext:value-type="float">
            <text:p>-408.72</text:p>
          </table:table-cell>
          <table:table-cell office:value-type="float" office:value="-62.43" calcext:value-type="float">
            <text:p>-62.43</text:p>
          </table:table-cell>
          <table:table-cell office:value-type="float" office:value="337.92" calcext:value-type="float">
            <text:p>337.92</text:p>
          </table:table-cell>
          <table:table-cell office:value-type="float" office:value="34.87" calcext:value-type="float">
            <text:p>34.87</text:p>
          </table:table-cell>
          <table:table-cell office:value-type="float" office:value="118.2" calcext:value-type="float">
            <text:p>118.2</text:p>
          </table:table-cell>
          <table:table-cell office:value-type="float" office:value="-52.79" calcext:value-type="float">
            <text:p>-52.79</text:p>
          </table:table-cell>
          <table:table-cell office:value-type="float" office:value="139.73" calcext:value-type="float">
            <text:p>139.73</text:p>
          </table:table-cell>
          <table:table-cell office:value-type="float" office:value="357.18" calcext:value-type="float">
            <text:p>357.18</text:p>
          </table:table-cell>
          <table:table-cell office:value-type="float" office:value="-230.75" calcext:value-type="float">
            <text:p>-230.75</text:p>
          </table:table-cell>
          <table:table-cell office:value-type="float" office:value="-362.91" calcext:value-type="float">
            <text:p>-362.91</text:p>
          </table:table-cell>
          <table:table-cell office:value-type="float" office:value="107.13" calcext:value-type="float">
            <text:p>107.13</text:p>
          </table:table-cell>
          <table:table-cell office:value-type="float" office:value="191.5" calcext:value-type="float">
            <text:p>191.5</text:p>
          </table:table-cell>
          <table:table-cell office:value-type="float" office:value="90.89" calcext:value-type="float">
            <text:p>90.89</text:p>
          </table:table-cell>
          <table:table-cell office:value-type="float" office:value="182.57" calcext:value-type="float">
            <text:p>182.57</text:p>
          </table:table-cell>
          <table:table-cell office:value-type="float" office:value="839.51" calcext:value-type="float">
            <text:p>839.51</text:p>
          </table:table-cell>
          <table:table-cell office:value-type="float" office:value="175.1" calcext:value-type="float">
            <text:p>175.1</text:p>
          </table:table-cell>
          <table:table-cell office:value-type="float" office:value="-17.86" calcext:value-type="float">
            <text:p>-17.86</text:p>
          </table:table-cell>
          <table:table-cell office:value-type="float" office:value="-242.03" calcext:value-type="float">
            <text:p>-242.03</text:p>
          </table:table-cell>
          <table:table-cell office:value-type="float" office:value="283.17" calcext:value-type="float">
            <text:p>283.1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487.19" calcext:value-type="float">
            <text:p>487.19</text:p>
          </table:table-cell>
          <table:table-cell office:value-type="float" office:value="174.26" calcext:value-type="float">
            <text:p>174.26</text:p>
          </table:table-cell>
          <table:table-cell office:value-type="float" office:value="-186.52" calcext:value-type="float">
            <text:p>-186.52</text:p>
          </table:table-cell>
          <table:table-cell office:value-type="float" office:value="250.46" calcext:value-type="float">
            <text:p>250.46</text:p>
          </table:table-cell>
          <table:table-cell office:value-type="float" office:value="-365.15" calcext:value-type="float">
            <text:p>-365.15</text:p>
          </table:table-cell>
          <table:table-cell office:value-type="float" office:value="-38.9" calcext:value-type="float">
            <text:p>-38.9</text:p>
          </table:table-cell>
          <table:table-cell office:value-type="float" office:value="-95.82" calcext:value-type="float">
            <text:p>-95.82</text:p>
          </table:table-cell>
          <table:table-cell office:value-type="float" office:value="-151.43" calcext:value-type="float">
            <text:p>-151.43</text:p>
          </table:table-cell>
          <table:table-cell office:value-type="float" office:value="235.72" calcext:value-type="float">
            <text:p>235.72</text:p>
          </table:table-cell>
          <table:table-cell office:value-type="float" office:value="-367.43" calcext:value-type="float">
            <text:p>-367.43</text:p>
          </table:table-cell>
          <table:table-cell office:value-type="float" office:value="-610.82" calcext:value-type="float">
            <text:p>-610.82</text:p>
          </table:table-cell>
          <table:table-cell office:value-type="float" office:value="81.41" calcext:value-type="float">
            <text:p>81.41</text:p>
          </table:table-cell>
          <table:table-cell office:value-type="float" office:value="-108.51" calcext:value-type="float">
            <text:p>-108.51</text:p>
          </table:table-cell>
          <table:table-cell office:value-type="float" office:value="146.69" calcext:value-type="float">
            <text:p>146.69</text:p>
          </table:table-cell>
          <table:table-cell office:value-type="float" office:value="-178.26" calcext:value-type="float">
            <text:p>-178.26</text:p>
          </table:table-cell>
          <table:table-cell office:value-type="float" office:value="-50.15" calcext:value-type="float">
            <text:p>-50.15</text:p>
          </table:table-cell>
          <table:table-cell office:value-type="float" office:value="806.94" calcext:value-type="float">
            <text:p>806.94</text:p>
          </table:table-cell>
          <table:table-cell office:value-type="float" office:value="530.02" calcext:value-type="float">
            <text:p>530.02</text:p>
          </table:table-cell>
          <table:table-cell office:value-type="float" office:value="-52.01" calcext:value-type="float">
            <text:p>-52.01</text:p>
          </table:table-cell>
          <table:table-cell office:value-type="float" office:value="952.46" calcext:value-type="float">
            <text:p>952.46</text:p>
          </table:table-cell>
          <table:table-cell office:value-type="float" office:value="-560.33" calcext:value-type="float">
            <text:p>-560.33</text:p>
          </table:table-cell>
          <table:table-cell office:value-type="float" office:value="-271.17" calcext:value-type="float">
            <text:p>-271.17</text:p>
          </table:table-cell>
          <table:table-cell office:value-type="float" office:value="-128.67" calcext:value-type="float">
            <text:p>-128.67</text:p>
          </table:table-cell>
          <table:table-cell office:value-type="float" office:value="86.81" calcext:value-type="float">
            <text:p>86.81</text:p>
          </table:table-cell>
          <table:table-cell office:value-type="float" office:value="-32.89" calcext:value-type="float">
            <text:p>-32.89</text:p>
          </table:table-cell>
          <table:table-cell office:value-type="float" office:value="113.99" calcext:value-type="float">
            <text:p>113.99</text:p>
          </table:table-cell>
          <table:table-cell office:value-type="float" office:value="-290.1" calcext:value-type="float">
            <text:p>-290.1</text:p>
          </table:table-cell>
          <table:table-cell office:value-type="float" office:value="-129.34" calcext:value-type="float">
            <text:p>-129.34</text:p>
          </table:table-cell>
          <table:table-cell office:value-type="float" office:value="-55.85" calcext:value-type="float">
            <text:p>-55.85</text:p>
          </table:table-cell>
          <table:table-cell office:value-type="float" office:value="40.83" calcext:value-type="float">
            <text:p>40.83</text:p>
          </table:table-cell>
          <table:table-cell office:value-type="float" office:value="65.7" calcext:value-type="float">
            <text:p>65.7</text:p>
          </table:table-cell>
          <table:table-cell office:value-type="float" office:value="35.71" calcext:value-type="float">
            <text:p>35.71</text:p>
          </table:table-cell>
          <table:table-cell office:value-type="float" office:value="-16.42" calcext:value-type="float">
            <text:p>-16.42</text:p>
          </table:table-cell>
          <table:table-cell office:value-type="float" office:value="-188.66" calcext:value-type="float">
            <text:p>-188.66</text:p>
          </table:table-cell>
          <table:table-cell office:value-type="float" office:value="100.43" calcext:value-type="float">
            <text:p>100.43</text:p>
          </table:table-cell>
          <table:table-cell office:value-type="float" office:value="413.44" calcext:value-type="float">
            <text:p>413.44</text:p>
          </table:table-cell>
          <table:table-cell office:value-type="float" office:value="95.49" calcext:value-type="float">
            <text:p>95.49</text:p>
          </table:table-cell>
          <table:table-cell office:value-type="float" office:value="-85.84" calcext:value-type="float">
            <text:p>-85.84</text:p>
          </table:table-cell>
          <table:table-cell office:value-type="float" office:value="375.26" calcext:value-type="float">
            <text:p>375.26</text:p>
          </table:table-cell>
          <table:table-cell office:value-type="float" office:value="-93.8" calcext:value-type="float">
            <text:p>-93.8</text:p>
          </table:table-cell>
          <table:table-cell office:value-type="float" office:value="41.63" calcext:value-type="float">
            <text:p>41.63</text:p>
          </table:table-cell>
          <table:table-cell office:value-type="float" office:value="72.97" calcext:value-type="float">
            <text:p>72.97</text:p>
          </table:table-cell>
          <table:table-cell office:value-type="float" office:value="-85.53" calcext:value-type="float">
            <text:p>-85.53</text:p>
          </table:table-cell>
          <table:table-cell office:value-type="float" office:value="346" calcext:value-type="float">
            <text:p>346</text:p>
          </table:table-cell>
          <table:table-cell office:value-type="float" office:value="-167.64" calcext:value-type="float">
            <text:p>-167.64</text:p>
          </table:table-cell>
          <table:table-cell office:value-type="float" office:value="-185.38" calcext:value-type="float">
            <text:p>-185.38</text:p>
          </table:table-cell>
          <table:table-cell office:value-type="float" office:value="-57.19" calcext:value-type="float">
            <text:p>-57.19</text:p>
          </table:table-cell>
          <table:table-cell office:value-type="float" office:value="-1.98" calcext:value-type="float">
            <text:p>-1.98</text:p>
          </table:table-cell>
          <table:table-cell office:value-type="float" office:value="559.38" calcext:value-type="float">
            <text:p>559.38</text:p>
          </table:table-cell>
          <table:table-cell office:value-type="float" office:value="57.91" calcext:value-type="float">
            <text:p>57.91</text:p>
          </table:table-cell>
          <table:table-cell office:value-type="float" office:value="212.16" calcext:value-type="float">
            <text:p>212.16</text:p>
          </table:table-cell>
          <table:table-cell office:value-type="float" office:value="-178.91" calcext:value-type="float">
            <text:p>-178.91</text:p>
          </table:table-cell>
          <table:table-cell office:value-type="float" office:value="-69.75" calcext:value-type="float">
            <text:p>-69.75</text:p>
          </table:table-cell>
          <table:table-cell office:value-type="float" office:value="47.46" calcext:value-type="float">
            <text:p>47.46</text:p>
          </table:table-cell>
          <table:table-cell office:value-type="float" office:value="58.55" calcext:value-type="float">
            <text:p>58.55</text:p>
          </table:table-cell>
          <table:table-cell office:value-type="float" office:value="-14.88" calcext:value-type="float">
            <text:p>-14.88</text:p>
          </table:table-cell>
          <table:table-cell office:value-type="float" office:value="214.78" calcext:value-type="float">
            <text:p>214.78</text:p>
          </table:table-cell>
          <table:table-cell office:value-type="float" office:value="-9.32" calcext:value-type="float">
            <text:p>-9.32</text:p>
          </table:table-cell>
          <table:table-cell office:value-type="float" office:value="-230.83" calcext:value-type="float">
            <text:p>-230.83</text:p>
          </table:table-cell>
          <table:table-cell office:value-type="float" office:value="145.16" calcext:value-type="float">
            <text:p>145.16</text:p>
          </table:table-cell>
          <table:table-cell office:value-type="float" office:value="124.86" calcext:value-type="float">
            <text:p>124.86</text:p>
          </table:table-cell>
          <table:table-cell office:value-type="float" office:value="163.51" calcext:value-type="float">
            <text:p>163.51</text:p>
          </table:table-cell>
          <table:table-cell office:value-type="float" office:value="555.65" calcext:value-type="float">
            <text:p>555.65</text:p>
          </table:table-cell>
          <table:table-cell office:value-type="float" office:value="322.29" calcext:value-type="float">
            <text:p>322.29</text:p>
          </table:table-cell>
          <table:table-cell office:value-type="float" office:value="72.1" calcext:value-type="float">
            <text:p>72.1</text:p>
          </table:table-cell>
          <table:table-cell office:value-type="float" office:value="664.5" calcext:value-type="float">
            <text:p>664.5</text:p>
          </table:table-cell>
          <table:table-cell office:value-type="float" office:value="-463" calcext:value-type="float">
            <text:p>-463</text:p>
          </table:table-cell>
          <table:table-cell office:value-type="float" office:value="187.09" calcext:value-type="float">
            <text:p>187.09</text:p>
          </table:table-cell>
          <table:table-cell office:value-type="float" office:value="-389.7" calcext:value-type="float">
            <text:p>-389.7</text:p>
          </table:table-cell>
          <table:table-cell office:value-type="float" office:value="276.91" calcext:value-type="float">
            <text:p>276.91</text:p>
          </table:table-cell>
          <table:table-cell office:value-type="float" office:value="269.48" calcext:value-type="float">
            <text:p>269.48</text:p>
          </table:table-cell>
          <table:table-cell office:value-type="float" office:value="-32.05" calcext:value-type="float">
            <text:p>-32.05</text:p>
          </table:table-cell>
          <table:table-cell office:value-type="float" office:value="-1.68" calcext:value-type="float">
            <text:p>-1.68</text:p>
          </table:table-cell>
          <table:table-cell office:value-type="float" office:value="-127.66" calcext:value-type="float">
            <text:p>-127.66</text:p>
          </table:table-cell>
          <table:table-cell office:value-type="float" office:value="9.66" calcext:value-type="float">
            <text:p>9.66</text:p>
          </table:table-cell>
          <table:table-cell office:value-type="float" office:value="70.14" calcext:value-type="float">
            <text:p>70.14</text:p>
          </table:table-cell>
          <table:table-cell office:value-type="float" office:value="-31.89" calcext:value-type="float">
            <text:p>-31.89</text:p>
          </table:table-cell>
          <table:table-cell office:value-type="float" office:value="-24" calcext:value-type="float">
            <text:p>-24</text:p>
          </table:table-cell>
          <table:table-cell office:value-type="float" office:value="128.38" calcext:value-type="float">
            <text:p>128.38</text:p>
          </table:table-cell>
          <table:table-cell office:value-type="float" office:value="-328.87" calcext:value-type="float">
            <text:p>-328.87</text:p>
          </table:table-cell>
          <table:table-cell office:value-type="float" office:value="-85.87" calcext:value-type="float">
            <text:p>-85.87</text:p>
          </table:table-cell>
          <table:table-cell office:value-type="float" office:value="202.81" calcext:value-type="float">
            <text:p>202.81</text:p>
          </table:table-cell>
          <table:table-cell office:value-type="float" office:value="311.66" calcext:value-type="float">
            <text:p>311.66</text:p>
          </table:table-cell>
          <table:table-cell office:value-type="float" office:value="107.48" calcext:value-type="float">
            <text:p>107.48</text:p>
          </table:table-cell>
          <table:table-cell office:value-type="float" office:value="-87.14" calcext:value-type="float">
            <text:p>-87.14</text:p>
          </table:table-cell>
          <table:table-cell office:value-type="float" office:value="-294.17" calcext:value-type="float">
            <text:p>-294.17</text:p>
          </table:table-cell>
          <table:table-cell office:value-type="float" office:value="0.07" calcext:value-type="float">
            <text:p>0.07</text:p>
          </table:table-cell>
          <table:table-cell office:value-type="float" office:value="313.33" calcext:value-type="float">
            <text:p>313.33</text:p>
          </table:table-cell>
          <table:table-cell office:value-type="float" office:value="132.59" calcext:value-type="float">
            <text:p>132.59</text:p>
          </table:table-cell>
          <table:table-cell office:value-type="float" office:value="212.56" calcext:value-type="float">
            <text:p>212.56</text:p>
          </table:table-cell>
          <table:table-cell office:value-type="float" office:value="-151.96" calcext:value-type="float">
            <text:p>-151.96</text:p>
          </table:table-cell>
          <table:table-cell office:value-type="float" office:value="-137.24" calcext:value-type="float">
            <text:p>-137.24</text:p>
          </table:table-cell>
          <table:table-cell office:value-type="float" office:value="-90.16" calcext:value-type="float">
            <text:p>-90.16</text:p>
          </table:table-cell>
          <table:table-cell office:value-type="float" office:value="-50.47" calcext:value-type="float">
            <text:p>-50.47</text:p>
          </table:table-cell>
          <table:table-cell office:value-type="float" office:value="14.68" calcext:value-type="float">
            <text:p>14.68</text:p>
          </table:table-cell>
          <table:table-cell office:value-type="float" office:value="-10.94" calcext:value-type="float">
            <text:p>-10.94</text:p>
          </table:table-cell>
          <table:table-cell office:value-type="float" office:value="13.01" calcext:value-type="float">
            <text:p>13.01</text:p>
          </table:table-cell>
          <table:table-cell office:value-type="float" office:value="-209.22" calcext:value-type="float">
            <text:p>-209.22</text:p>
          </table:table-cell>
          <table:table-cell office:value-type="float" office:value="131.32" calcext:value-type="float">
            <text:p>131.32</text:p>
          </table:table-cell>
          <table:table-cell office:value-type="float" office:value="195.93" calcext:value-type="float">
            <text:p>195.93</text:p>
          </table:table-cell>
          <table:table-cell office:value-type="float" office:value="28.48" calcext:value-type="float">
            <text:p>28.48</text:p>
          </table:table-cell>
          <table:table-cell office:value-type="float" office:value="213.92" calcext:value-type="float">
            <text:p>213.92</text:p>
          </table:table-cell>
          <table:table-cell office:value-type="float" office:value="-220.41" calcext:value-type="float">
            <text:p>-220.41</text:p>
          </table:table-cell>
          <table:table-cell office:value-type="float" office:value="44.25" calcext:value-type="float">
            <text:p>44.25</text:p>
          </table:table-cell>
          <table:table-cell office:value-type="float" office:value="266.43" calcext:value-type="float">
            <text:p>266.43</text:p>
          </table:table-cell>
          <table:table-cell office:value-type="float" office:value="-250.95" calcext:value-type="float">
            <text:p>-250.95</text:p>
          </table:table-cell>
          <table:table-cell office:value-type="float" office:value="87.82" calcext:value-type="float">
            <text:p>87.82</text:p>
          </table:table-cell>
          <table:table-cell office:value-type="float" office:value="266.64" calcext:value-type="float">
            <text:p>266.64</text:p>
          </table:table-cell>
          <table:table-cell office:value-type="float" office:value="16.52" calcext:value-type="float">
            <text:p>16.52</text:p>
          </table:table-cell>
          <table:table-cell office:value-type="float" office:value="-183.98" calcext:value-type="float">
            <text:p>-183.98</text:p>
          </table:table-cell>
          <table:table-cell office:value-type="float" office:value="-3.9" calcext:value-type="float">
            <text:p>-3.9</text:p>
          </table:table-cell>
          <table:table-cell office:value-type="float" office:value="137.04" calcext:value-type="float">
            <text:p>137.04</text:p>
          </table:table-cell>
          <table:table-cell office:value-type="float" office:value="146.84" calcext:value-type="float">
            <text:p>146.84</text:p>
          </table:table-cell>
          <table:table-cell office:value-type="float" office:value="-153.8" calcext:value-type="float">
            <text:p>-153.8</text:p>
          </table:table-cell>
          <table:table-cell office:value-type="float" office:value="63.25" calcext:value-type="float">
            <text:p>63.25</text:p>
          </table:table-cell>
          <table:table-cell office:value-type="float" office:value="-9.24" calcext:value-type="float">
            <text:p>-9.24</text:p>
          </table:table-cell>
          <table:table-cell office:value-type="float" office:value="-87.95" calcext:value-type="float">
            <text:p>-87.95</text:p>
          </table:table-cell>
          <table:table-cell office:value-type="float" office:value="-52.17" calcext:value-type="float">
            <text:p>-52.17</text:p>
          </table:table-cell>
          <table:table-cell office:value-type="float" office:value="72.24" calcext:value-type="float">
            <text:p>72.24</text:p>
          </table:table-cell>
          <table:table-cell office:value-type="float" office:value="-237.1" calcext:value-type="float">
            <text:p>-237.1</text:p>
          </table:table-cell>
          <table:table-cell office:value-type="float" office:value="35.33" calcext:value-type="float">
            <text:p>35.33</text:p>
          </table:table-cell>
          <table:table-cell office:value-type="float" office:value="-103.98" calcext:value-type="float">
            <text:p>-103.98</text:p>
          </table:table-cell>
          <table:table-cell office:value-type="float" office:value="253.69" calcext:value-type="float">
            <text:p>253.69</text:p>
          </table:table-cell>
          <table:table-cell office:value-type="float" office:value="351.8" calcext:value-type="float">
            <text:p>351.8</text:p>
          </table:table-cell>
          <table:table-cell office:value-type="float" office:value="24.37" calcext:value-type="float">
            <text:p>24.37</text:p>
          </table:table-cell>
          <table:table-cell office:value-type="float" office:value="252.39" calcext:value-type="float">
            <text:p>252.39</text:p>
          </table:table-cell>
          <table:table-cell office:value-type="float" office:value="294.02" calcext:value-type="float">
            <text:p>294.02</text:p>
          </table:table-cell>
          <table:table-cell office:value-type="float" office:value="-18.8" calcext:value-type="float">
            <text:p>-18.8</text:p>
          </table:table-cell>
          <table:table-cell office:value-type="float" office:value="47.94" calcext:value-type="float">
            <text:p>47.94</text:p>
          </table:table-cell>
          <table:table-cell office:value-type="float" office:value="142.9" calcext:value-type="float">
            <text:p>142.9</text:p>
          </table:table-cell>
          <table:table-cell office:value-type="float" office:value="52.32" calcext:value-type="float">
            <text:p>52.32</text:p>
          </table:table-cell>
          <table:table-cell office:value-type="float" office:value="-271.17" calcext:value-type="float">
            <text:p>-271.17</text:p>
          </table:table-cell>
          <table:table-cell office:value-type="float" office:value="69.81" calcext:value-type="float">
            <text:p>69.81</text:p>
          </table:table-cell>
          <table:table-cell office:value-type="float" office:value="-92.54" calcext:value-type="float">
            <text:p>-92.54</text:p>
          </table:table-cell>
          <table:table-cell office:value-type="float" office:value="8.39" calcext:value-type="float">
            <text:p>8.39</text:p>
          </table:table-cell>
          <table:table-cell office:value-type="float" office:value="-188.42" calcext:value-type="float">
            <text:p>-188.42</text:p>
          </table:table-cell>
          <table:table-cell office:value-type="float" office:value="-63.48" calcext:value-type="float">
            <text:p>-63.48</text:p>
          </table:table-cell>
          <table:table-cell office:value-type="float" office:value="39.44" calcext:value-type="float">
            <text:p>39.44</text:p>
          </table:table-cell>
          <table:table-cell office:value-type="float" office:value="-0.06" calcext:value-type="float">
            <text:p>-0.06</text:p>
          </table:table-cell>
          <table:table-cell office:value-type="float" office:value="-59.95" calcext:value-type="float">
            <text:p>-59.95</text:p>
          </table:table-cell>
          <table:table-cell office:value-type="float" office:value="170.09" calcext:value-type="float">
            <text:p>170.09</text:p>
          </table:table-cell>
          <table:table-cell office:value-type="float" office:value="14.19" calcext:value-type="float">
            <text:p>14.19</text:p>
          </table:table-cell>
          <table:table-cell office:value-type="float" office:value="21.05" calcext:value-type="float">
            <text:p>21.05</text:p>
          </table:table-cell>
          <table:table-cell office:value-type="float" office:value="-152.32" calcext:value-type="float">
            <text:p>-152.32</text:p>
          </table:table-cell>
          <table:table-cell office:value-type="float" office:value="-80.25" calcext:value-type="float">
            <text:p>-80.25</text:p>
          </table:table-cell>
          <table:table-cell office:value-type="float" office:value="50.19" calcext:value-type="float">
            <text:p>50.19</text:p>
          </table:table-cell>
          <table:table-cell office:value-type="float" office:value="610.34" calcext:value-type="float">
            <text:p>610.34</text:p>
          </table:table-cell>
          <table:table-cell office:value-type="float" office:value="254.2" calcext:value-type="float">
            <text:p>254.2</text:p>
          </table:table-cell>
          <table:table-cell office:value-type="float" office:value="49.02" calcext:value-type="float">
            <text:p>49.02</text:p>
          </table:table-cell>
          <table:table-cell office:value-type="float" office:value="-29.09" calcext:value-type="float">
            <text:p>-29.09</text:p>
          </table:table-cell>
          <table:table-cell office:value-type="float" office:value="208.52" calcext:value-type="float">
            <text:p>208.52</text:p>
          </table:table-cell>
          <table:table-cell office:value-type="float" office:value="-103.61" calcext:value-type="float">
            <text:p>-103.61</text:p>
          </table:table-cell>
          <table:table-cell office:value-type="float" office:value="-11.37" calcext:value-type="float">
            <text:p>-11.37</text:p>
          </table:table-cell>
          <table:table-cell office:value-type="float" office:value="19.73" calcext:value-type="float">
            <text:p>19.73</text:p>
          </table:table-cell>
          <table:table-cell office:value-type="float" office:value="-57.21" calcext:value-type="float">
            <text:p>-57.21</text:p>
          </table:table-cell>
          <table:table-cell office:value-type="float" office:value="364.71" calcext:value-type="float">
            <text:p>364.71</text:p>
          </table:table-cell>
          <table:table-cell office:value-type="float" office:value="-144.32" calcext:value-type="float">
            <text:p>-144.32</text:p>
          </table:table-cell>
          <table:table-cell office:value-type="float" office:value="42.52" calcext:value-type="float">
            <text:p>42.5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style-name="ce1" office:value-type="float" office:value="123.48" calcext:value-type="float">
            <text:p>123.48</text:p>
          </table:table-cell>
          <table:table-cell office:value-type="float" office:value="271.62" calcext:value-type="float">
            <text:p>271.62</text:p>
          </table:table-cell>
          <table:table-cell office:value-type="float" office:value="172.11" calcext:value-type="float">
            <text:p>172.11</text:p>
          </table:table-cell>
          <table:table-cell office:value-type="float" office:value="2.22" calcext:value-type="float">
            <text:p>2.22</text:p>
          </table:table-cell>
          <table:table-cell office:value-type="float" office:value="-66.96" calcext:value-type="float">
            <text:p>-66.96</text:p>
          </table:table-cell>
          <table:table-cell office:value-type="float" office:value="-285.13" calcext:value-type="float">
            <text:p>-285.13</text:p>
          </table:table-cell>
          <table:table-cell office:value-type="float" office:value="-289.89" calcext:value-type="float">
            <text:p>-289.89</text:p>
          </table:table-cell>
          <table:table-cell office:value-type="float" office:value="273.51" calcext:value-type="float">
            <text:p>273.51</text:p>
          </table:table-cell>
          <table:table-cell office:value-type="float" office:value="258.81" calcext:value-type="float">
            <text:p>258.81</text:p>
          </table:table-cell>
          <table:table-cell office:value-type="float" office:value="-280.8" calcext:value-type="float">
            <text:p>-280.8</text:p>
          </table:table-cell>
          <table:table-cell office:value-type="float" office:value="-0.7" calcext:value-type="float">
            <text:p>-0.7</text:p>
          </table:table-cell>
          <table:table-cell office:value-type="float" office:value="-48.9" calcext:value-type="float">
            <text:p>-48.9</text:p>
          </table:table-cell>
          <table:table-cell office:value-type="float" office:value="145.6" calcext:value-type="float">
            <text:p>145.6</text:p>
          </table:table-cell>
          <table:table-cell office:value-type="float" office:value="-43.1" calcext:value-type="float">
            <text:p>-43.1</text:p>
          </table:table-cell>
          <table:table-cell office:value-type="float" office:value="-209.49" calcext:value-type="float">
            <text:p>-209.49</text:p>
          </table:table-cell>
          <table:table-cell office:value-type="float" office:value="-44.11" calcext:value-type="float">
            <text:p>-44.11</text:p>
          </table:table-cell>
          <table:table-cell office:value-type="float" office:value="-340.82" calcext:value-type="float">
            <text:p>-340.82</text:p>
          </table:table-cell>
          <table:table-cell office:value-type="float" office:value="144.34" calcext:value-type="float">
            <text:p>144.34</text:p>
          </table:table-cell>
          <table:table-cell office:value-type="float" office:value="-263.69" calcext:value-type="float">
            <text:p>-263.69</text:p>
          </table:table-cell>
          <table:table-cell office:value-type="float" office:value="335.35" calcext:value-type="float">
            <text:p>335.35</text:p>
          </table:table-cell>
          <table:table-cell office:value-type="float" office:value="259.09" calcext:value-type="float">
            <text:p>259.09</text:p>
          </table:table-cell>
          <table:table-cell office:value-type="float" office:value="-638.22" calcext:value-type="float">
            <text:p>-638.22</text:p>
          </table:table-cell>
          <table:table-cell office:value-type="float" office:value="81.82" calcext:value-type="float">
            <text:p>81.82</text:p>
          </table:table-cell>
          <table:table-cell office:value-type="float" office:value="261.76" calcext:value-type="float">
            <text:p>261.76</text:p>
          </table:table-cell>
          <table:table-cell office:value-type="float" office:value="167.72" calcext:value-type="float">
            <text:p>167.72</text:p>
          </table:table-cell>
          <table:table-cell office:value-type="float" office:value="118.14" calcext:value-type="float">
            <text:p>118.14</text:p>
          </table:table-cell>
          <table:table-cell office:value-type="float" office:value="-84.61" calcext:value-type="float">
            <text:p>-84.61</text:p>
          </table:table-cell>
          <table:table-cell office:value-type="float" office:value="22.87" calcext:value-type="float">
            <text:p>22.87</text:p>
          </table:table-cell>
          <table:table-cell office:value-type="float" office:value="377.74" calcext:value-type="float">
            <text:p>377.74</text:p>
          </table:table-cell>
          <table:table-cell office:value-type="float" office:value="207.87" calcext:value-type="float">
            <text:p>207.87</text:p>
          </table:table-cell>
          <table:table-cell office:value-type="float" office:value="348.64" calcext:value-type="float">
            <text:p>348.64</text:p>
          </table:table-cell>
          <table:table-cell office:value-type="float" office:value="8.04" calcext:value-type="float">
            <text:p>8.04</text:p>
          </table:table-cell>
          <table:table-cell office:value-type="float" office:value="109.14" calcext:value-type="float">
            <text:p>109.14</text:p>
          </table:table-cell>
          <table:table-cell office:value-type="float" office:value="-2.6" calcext:value-type="float">
            <text:p>-2.6</text:p>
          </table:table-cell>
          <table:table-cell office:value-type="float" office:value="-75.42" calcext:value-type="float">
            <text:p>-75.42</text:p>
          </table:table-cell>
          <table:table-cell office:value-type="float" office:value="206.99" calcext:value-type="float">
            <text:p>206.99</text:p>
          </table:table-cell>
          <table:table-cell office:value-type="float" office:value="-102.48" calcext:value-type="float">
            <text:p>-102.48</text:p>
          </table:table-cell>
          <table:table-cell office:value-type="float" office:value="-113.99" calcext:value-type="float">
            <text:p>-113.99</text:p>
          </table:table-cell>
          <table:table-cell office:value-type="float" office:value="184.97" calcext:value-type="float">
            <text:p>184.97</text:p>
          </table:table-cell>
          <table:table-cell office:value-type="float" office:value="59.15" calcext:value-type="float">
            <text:p>59.15</text:p>
          </table:table-cell>
          <table:table-cell office:value-type="float" office:value="196.22" calcext:value-type="float">
            <text:p>196.22</text:p>
          </table:table-cell>
          <table:table-cell office:value-type="float" office:value="210.18" calcext:value-type="float">
            <text:p>210.18</text:p>
          </table:table-cell>
          <table:table-cell office:value-type="float" office:value="44.78" calcext:value-type="float">
            <text:p>44.78</text:p>
          </table:table-cell>
          <table:table-cell office:value-type="float" office:value="-311.94" calcext:value-type="float">
            <text:p>-311.94</text:p>
          </table:table-cell>
          <table:table-cell office:value-type="float" office:value="-266.24" calcext:value-type="float">
            <text:p>-266.24</text:p>
          </table:table-cell>
          <table:table-cell office:value-type="float" office:value="-29.88" calcext:value-type="float">
            <text:p>-29.88</text:p>
          </table:table-cell>
          <table:table-cell office:value-type="float" office:value="54.4" calcext:value-type="float">
            <text:p>54.4</text:p>
          </table:table-cell>
          <table:table-cell office:value-type="float" office:value="-21.77" calcext:value-type="float">
            <text:p>-21.77</text:p>
          </table:table-cell>
          <table:table-cell office:value-type="float" office:value="-230.31" calcext:value-type="float">
            <text:p>-230.31</text:p>
          </table:table-cell>
          <table:table-cell office:value-type="float" office:value="10.14" calcext:value-type="float">
            <text:p>10.14</text:p>
          </table:table-cell>
          <table:table-cell office:value-type="float" office:value="75.26" calcext:value-type="float">
            <text:p>75.26</text:p>
          </table:table-cell>
          <table:table-cell office:value-type="float" office:value="18.69" calcext:value-type="float">
            <text:p>18.69</text:p>
          </table:table-cell>
          <table:table-cell office:value-type="float" office:value="119.1" calcext:value-type="float">
            <text:p>119.1</text:p>
          </table:table-cell>
          <table:table-cell office:value-type="float" office:value="-31.75" calcext:value-type="float">
            <text:p>-31.75</text:p>
          </table:table-cell>
          <table:table-cell office:value-type="float" office:value="172.78" calcext:value-type="float">
            <text:p>172.78</text:p>
          </table:table-cell>
          <table:table-cell office:value-type="float" office:value="28.82" calcext:value-type="float">
            <text:p>28.82</text:p>
          </table:table-cell>
          <table:table-cell office:value-type="float" office:value="-58.68" calcext:value-type="float">
            <text:p>-58.68</text:p>
          </table:table-cell>
          <table:table-cell office:value-type="float" office:value="411.98" calcext:value-type="float">
            <text:p>411.98</text:p>
          </table:table-cell>
          <table:table-cell office:value-type="float" office:value="19.5" calcext:value-type="float">
            <text:p>19.5</text:p>
          </table:table-cell>
          <table:table-cell office:value-type="float" office:value="489.21" calcext:value-type="float">
            <text:p>489.21</text:p>
          </table:table-cell>
          <table:table-cell office:value-type="float" office:value="77.46" calcext:value-type="float">
            <text:p>77.46</text:p>
          </table:table-cell>
          <table:table-cell office:value-type="float" office:value="-5.38" calcext:value-type="float">
            <text:p>-5.38</text:p>
          </table:table-cell>
          <table:table-cell office:value-type="float" office:value="228.5" calcext:value-type="float">
            <text:p>228.5</text:p>
          </table:table-cell>
          <table:table-cell office:value-type="float" office:value="-23.18" calcext:value-type="float">
            <text:p>-23.18</text:p>
          </table:table-cell>
          <table:table-cell office:value-type="float" office:value="347.54" calcext:value-type="float">
            <text:p>347.54</text:p>
          </table:table-cell>
          <table:table-cell office:value-type="float" office:value="161.17" calcext:value-type="float">
            <text:p>161.17</text:p>
          </table:table-cell>
          <table:table-cell office:value-type="float" office:value="-102.42" calcext:value-type="float">
            <text:p>-102.42</text:p>
          </table:table-cell>
          <table:table-cell office:value-type="float" office:value="131.81" calcext:value-type="float">
            <text:p>131.81</text:p>
          </table:table-cell>
          <table:table-cell office:value-type="float" office:value="-84.93" calcext:value-type="float">
            <text:p>-84.93</text:p>
          </table:table-cell>
          <table:table-cell office:value-type="float" office:value="-69.71" calcext:value-type="float">
            <text:p>-69.71</text:p>
          </table:table-cell>
          <table:table-cell office:value-type="float" office:value="-45.5" calcext:value-type="float">
            <text:p>-45.5</text:p>
          </table:table-cell>
          <table:table-cell office:value-type="float" office:value="-294.99" calcext:value-type="float">
            <text:p>-294.99</text:p>
          </table:table-cell>
          <table:table-cell office:value-type="float" office:value="-122.66" calcext:value-type="float">
            <text:p>-122.66</text:p>
          </table:table-cell>
          <table:table-cell office:value-type="float" office:value="281.74" calcext:value-type="float">
            <text:p>281.74</text:p>
          </table:table-cell>
          <table:table-cell office:value-type="float" office:value="-63.16" calcext:value-type="float">
            <text:p>-63.16</text:p>
          </table:table-cell>
          <table:table-cell office:value-type="float" office:value="65.84" calcext:value-type="float">
            <text:p>65.84</text:p>
          </table:table-cell>
          <table:table-cell office:value-type="float" office:value="72.62" calcext:value-type="float">
            <text:p>72.62</text:p>
          </table:table-cell>
          <table:table-cell office:value-type="float" office:value="389.74" calcext:value-type="float">
            <text:p>389.74</text:p>
          </table:table-cell>
          <table:table-cell office:value-type="float" office:value="269.63" calcext:value-type="float">
            <text:p>269.63</text:p>
          </table:table-cell>
          <table:table-cell office:value-type="float" office:value="-259.86" calcext:value-type="float">
            <text:p>-259.86</text:p>
          </table:table-cell>
          <table:table-cell office:value-type="float" office:value="-249.05" calcext:value-type="float">
            <text:p>-249.05</text:p>
          </table:table-cell>
          <table:table-cell office:value-type="float" office:value="84.45" calcext:value-type="float">
            <text:p>84.45</text:p>
          </table:table-cell>
          <table:table-cell office:value-type="float" office:value="200.83" calcext:value-type="float">
            <text:p>200.83</text:p>
          </table:table-cell>
          <table:table-cell office:value-type="float" office:value="-285.35" calcext:value-type="float">
            <text:p>-285.35</text:p>
          </table:table-cell>
          <table:table-cell office:value-type="float" office:value="0.35" calcext:value-type="float">
            <text:p>0.35</text:p>
          </table:table-cell>
          <table:table-cell office:value-type="float" office:value="-241.1" calcext:value-type="float">
            <text:p>-241.1</text:p>
          </table:table-cell>
          <table:table-cell office:value-type="float" office:value="69.56" calcext:value-type="float">
            <text:p>69.56</text:p>
          </table:table-cell>
          <table:table-cell office:value-type="float" office:value="10.79" calcext:value-type="float">
            <text:p>10.79</text:p>
          </table:table-cell>
          <table:table-cell office:value-type="float" office:value="-10.84" calcext:value-type="float">
            <text:p>-10.84</text:p>
          </table:table-cell>
          <table:table-cell office:value-type="float" office:value="90.94" calcext:value-type="float">
            <text:p>90.94</text:p>
          </table:table-cell>
          <table:table-cell office:value-type="float" office:value="128.91" calcext:value-type="float">
            <text:p>128.91</text:p>
          </table:table-cell>
          <table:table-cell office:value-type="float" office:value="-120.21" calcext:value-type="float">
            <text:p>-120.21</text:p>
          </table:table-cell>
          <table:table-cell office:value-type="float" office:value="123.77" calcext:value-type="float">
            <text:p>123.77</text:p>
          </table:table-cell>
          <table:table-cell office:value-type="float" office:value="-78.72" calcext:value-type="float">
            <text:p>-78.72</text:p>
          </table:table-cell>
          <table:table-cell office:value-type="float" office:value="-38.1" calcext:value-type="float">
            <text:p>-38.1</text:p>
          </table:table-cell>
          <table:table-cell office:value-type="float" office:value="-37.74" calcext:value-type="float">
            <text:p>-37.74</text:p>
          </table:table-cell>
          <table:table-cell office:value-type="float" office:value="59.5" calcext:value-type="float">
            <text:p>59.5</text:p>
          </table:table-cell>
          <table:table-cell office:value-type="float" office:value="303.63" calcext:value-type="float">
            <text:p>303.63</text:p>
          </table:table-cell>
          <table:table-cell office:value-type="float" office:value="-176.6" calcext:value-type="float">
            <text:p>-176.6</text:p>
          </table:table-cell>
          <table:table-cell office:value-type="float" office:value="-132.42" calcext:value-type="float">
            <text:p>-132.42</text:p>
          </table:table-cell>
          <table:table-cell office:value-type="float" office:value="-17.32" calcext:value-type="float">
            <text:p>-17.32</text:p>
          </table:table-cell>
          <table:table-cell office:value-type="float" office:value="-231.03" calcext:value-type="float">
            <text:p>-231.03</text:p>
          </table:table-cell>
          <table:table-cell office:value-type="float" office:value="-332.78" calcext:value-type="float">
            <text:p>-332.78</text:p>
          </table:table-cell>
          <table:table-cell office:value-type="float" office:value="-144.02" calcext:value-type="float">
            <text:p>-144.02</text:p>
          </table:table-cell>
          <table:table-cell office:value-type="float" office:value="-68.09" calcext:value-type="float">
            <text:p>-68.09</text:p>
          </table:table-cell>
          <table:table-cell office:value-type="float" office:value="307.01" calcext:value-type="float">
            <text:p>307.01</text:p>
          </table:table-cell>
          <table:table-cell office:value-type="float" office:value="-69.42" calcext:value-type="float">
            <text:p>-69.42</text:p>
          </table:table-cell>
          <table:table-cell office:value-type="float" office:value="84.4" calcext:value-type="float">
            <text:p>84.4</text:p>
          </table:table-cell>
          <table:table-cell office:value-type="float" office:value="282.87" calcext:value-type="float">
            <text:p>282.87</text:p>
          </table:table-cell>
          <table:table-cell office:value-type="float" office:value="-74.43" calcext:value-type="float">
            <text:p>-74.43</text:p>
          </table:table-cell>
          <table:table-cell office:value-type="float" office:value="-177.68" calcext:value-type="float">
            <text:p>-177.68</text:p>
          </table:table-cell>
          <table:table-cell office:value-type="float" office:value="87.88" calcext:value-type="float">
            <text:p>87.88</text:p>
          </table:table-cell>
          <table:table-cell office:value-type="float" office:value="264.94" calcext:value-type="float">
            <text:p>264.94</text:p>
          </table:table-cell>
          <table:table-cell office:value-type="float" office:value="174.73" calcext:value-type="float">
            <text:p>174.73</text:p>
          </table:table-cell>
          <table:table-cell office:value-type="float" office:value="57.26" calcext:value-type="float">
            <text:p>57.26</text:p>
          </table:table-cell>
          <table:table-cell office:value-type="float" office:value="150.72" calcext:value-type="float">
            <text:p>150.72</text:p>
          </table:table-cell>
          <table:table-cell office:value-type="float" office:value="-165.86" calcext:value-type="float">
            <text:p>-165.86</text:p>
          </table:table-cell>
          <table:table-cell office:value-type="float" office:value="-209.5" calcext:value-type="float">
            <text:p>-209.5</text:p>
          </table:table-cell>
          <table:table-cell office:value-type="float" office:value="18.87" calcext:value-type="float">
            <text:p>18.87</text:p>
          </table:table-cell>
          <table:table-cell office:value-type="float" office:value="-178.69" calcext:value-type="float">
            <text:p>-178.69</text:p>
          </table:table-cell>
          <table:table-cell office:value-type="float" office:value="12.97" calcext:value-type="float">
            <text:p>12.97</text:p>
          </table:table-cell>
          <table:table-cell office:value-type="float" office:value="-89.89" calcext:value-type="float">
            <text:p>-89.89</text:p>
          </table:table-cell>
          <table:table-cell office:value-type="float" office:value="191.33" calcext:value-type="float">
            <text:p>191.33</text:p>
          </table:table-cell>
          <table:table-cell office:value-type="float" office:value="36.49" calcext:value-type="float">
            <text:p>36.49</text:p>
          </table:table-cell>
          <table:table-cell office:value-type="float" office:value="115.78" calcext:value-type="float">
            <text:p>115.78</text:p>
          </table:table-cell>
          <table:table-cell office:value-type="float" office:value="142.54" calcext:value-type="float">
            <text:p>142.54</text:p>
          </table:table-cell>
          <table:table-cell office:value-type="float" office:value="112.3" calcext:value-type="float">
            <text:p>112.3</text:p>
          </table:table-cell>
          <table:table-cell office:value-type="float" office:value="34.44" calcext:value-type="float">
            <text:p>34.44</text:p>
          </table:table-cell>
          <table:table-cell office:value-type="float" office:value="-344.46" calcext:value-type="float">
            <text:p>-344.46</text:p>
          </table:table-cell>
          <table:table-cell office:value-type="float" office:value="114.42" calcext:value-type="float">
            <text:p>114.42</text:p>
          </table:table-cell>
          <table:table-cell office:value-type="float" office:value="-64.71" calcext:value-type="float">
            <text:p>-64.71</text:p>
          </table:table-cell>
          <table:table-cell office:value-type="float" office:value="-206.82" calcext:value-type="float">
            <text:p>-206.82</text:p>
          </table:table-cell>
          <table:table-cell office:value-type="float" office:value="62.67" calcext:value-type="float">
            <text:p>62.67</text:p>
          </table:table-cell>
          <table:table-cell office:value-type="float" office:value="-41.24" calcext:value-type="float">
            <text:p>-41.24</text:p>
          </table:table-cell>
          <table:table-cell office:value-type="float" office:value="64.2" calcext:value-type="float">
            <text:p>64.2</text:p>
          </table:table-cell>
          <table:table-cell office:value-type="float" office:value="-111.43" calcext:value-type="float">
            <text:p>-111.43</text:p>
          </table:table-cell>
          <table:table-cell office:value-type="float" office:value="193.33" calcext:value-type="float">
            <text:p>193.33</text:p>
          </table:table-cell>
          <table:table-cell office:value-type="float" office:value="116.16" calcext:value-type="float">
            <text:p>116.16</text:p>
          </table:table-cell>
          <table:table-cell office:value-type="float" office:value="5.17" calcext:value-type="float">
            <text:p>5.17</text:p>
          </table:table-cell>
          <table:table-cell office:value-type="float" office:value="95.76" calcext:value-type="float">
            <text:p>95.76</text:p>
          </table:table-cell>
          <table:table-cell office:value-type="float" office:value="209.7" calcext:value-type="float">
            <text:p>209.7</text:p>
          </table:table-cell>
          <table:table-cell office:value-type="float" office:value="-179.74" calcext:value-type="float">
            <text:p>-179.74</text:p>
          </table:table-cell>
          <table:table-cell office:value-type="float" office:value="182.26" calcext:value-type="float">
            <text:p>182.26</text:p>
          </table:table-cell>
          <table:table-cell office:value-type="float" office:value="87.62" calcext:value-type="float">
            <text:p>87.62</text:p>
          </table:table-cell>
          <table:table-cell office:value-type="float" office:value="30.67" calcext:value-type="float">
            <text:p>30.67</text:p>
          </table:table-cell>
          <table:table-cell office:value-type="float" office:value="-25.06" calcext:value-type="float">
            <text:p>-25.0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64.67" calcext:value-type="float">
            <text:p>164.67</text:p>
          </table:table-cell>
          <table:table-cell office:value-type="float" office:value="73.88" calcext:value-type="float">
            <text:p>73.88</text:p>
          </table:table-cell>
          <table:table-cell office:value-type="float" office:value="224.19" calcext:value-type="float">
            <text:p>224.19</text:p>
          </table:table-cell>
          <table:table-cell office:value-type="float" office:value="190.16" calcext:value-type="float">
            <text:p>190.16</text:p>
          </table:table-cell>
          <table:table-cell office:value-type="float" office:value="-354.66" calcext:value-type="float">
            <text:p>-354.66</text:p>
          </table:table-cell>
          <table:table-cell office:value-type="float" office:value="119.08" calcext:value-type="float">
            <text:p>119.08</text:p>
          </table:table-cell>
          <table:table-cell office:value-type="float" office:value="124.38" calcext:value-type="float">
            <text:p>124.38</text:p>
          </table:table-cell>
          <table:table-cell office:value-type="float" office:value="-132.16" calcext:value-type="float">
            <text:p>-132.16</text:p>
          </table:table-cell>
          <table:table-cell office:value-type="float" office:value="136.09" calcext:value-type="float">
            <text:p>136.09</text:p>
          </table:table-cell>
          <table:table-cell office:value-type="float" office:value="-33.71" calcext:value-type="float">
            <text:p>-33.71</text:p>
          </table:table-cell>
          <table:table-cell office:value-type="float" office:value="-102.78" calcext:value-type="float">
            <text:p>-102.7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7">
          <table:table-cell table:formula="of:=SUM([.A21:.A26])" office:value-type="float" office:value="1053.84" calcext:value-type="float">
            <text:p>1053.84</text:p>
          </table:table-cell>
          <table:table-cell table:formula="of:=SUM([.B21:.B26])" office:value-type="float" office:value="479.41" calcext:value-type="float">
            <text:p>479.41</text:p>
          </table:table-cell>
          <table:table-cell table:formula="of:=SUM([.C21:.C26])" office:value-type="float" office:value="13.08" calcext:value-type="float">
            <text:p>13.08</text:p>
          </table:table-cell>
          <table:table-cell table:formula="of:=SUM([.D21:.D26])" office:value-type="float" office:value="-627.37" calcext:value-type="float">
            <text:p>-627.37</text:p>
          </table:table-cell>
          <table:table-cell table:formula="of:=SUM([.E21:.E26])" office:value-type="float" office:value="-1341.25" calcext:value-type="float">
            <text:p>-1341.25</text:p>
          </table:table-cell>
          <table:table-cell table:formula="of:=SUM([.F21:.F26])" office:value-type="float" office:value="-754.92" calcext:value-type="float">
            <text:p>-754.92</text:p>
          </table:table-cell>
          <table:table-cell table:formula="of:=SUM([.G21:.G26])" office:value-type="float" office:value="-751.66" calcext:value-type="float">
            <text:p>-751.66</text:p>
          </table:table-cell>
          <table:table-cell table:formula="of:=SUM([.H21:.H26])" office:value-type="float" office:value="-372.2" calcext:value-type="float">
            <text:p>-372.2</text:p>
          </table:table-cell>
          <table:table-cell table:formula="of:=SUM([.I21:.I26])" office:value-type="float" office:value="-57.98" calcext:value-type="float">
            <text:p>-57.98</text:p>
          </table:table-cell>
          <table:table-cell table:formula="of:=SUM([.J21:.J26])" office:value-type="float" office:value="-1261.76" calcext:value-type="float">
            <text:p>-1261.76</text:p>
          </table:table-cell>
          <table:table-cell table:formula="of:=SUM([.K21:.K26])" office:value-type="float" office:value="-904.94" calcext:value-type="float">
            <text:p>-904.94</text:p>
          </table:table-cell>
          <table:table-cell table:formula="of:=SUM([.L21:.L26])" office:value-type="float" office:value="338.96" calcext:value-type="float">
            <text:p>338.96</text:p>
          </table:table-cell>
          <table:table-cell table:formula="of:=SUM([.M21:.M26])" office:value-type="float" office:value="504.3" calcext:value-type="float">
            <text:p>504.3</text:p>
          </table:table-cell>
          <table:table-cell table:formula="of:=SUM([.N21:.N26])" office:value-type="float" office:value="217.27" calcext:value-type="float">
            <text:p>217.27</text:p>
          </table:table-cell>
          <table:table-cell table:formula="of:=SUM([.O21:.O26])" office:value-type="float" office:value="-664.59" calcext:value-type="float">
            <text:p>-664.59</text:p>
          </table:table-cell>
          <table:table-cell table:formula="of:=SUM([.P21:.P26])" office:value-type="float" office:value="343.77" calcext:value-type="float">
            <text:p>343.77</text:p>
          </table:table-cell>
          <table:table-cell table:formula="of:=SUM([.Q21:.Q26])" office:value-type="float" office:value="495.83" calcext:value-type="float">
            <text:p>495.83</text:p>
          </table:table-cell>
          <table:table-cell table:formula="of:=SUM([.R21:.R26])" office:value-type="float" office:value="626.13" calcext:value-type="float">
            <text:p>626.13</text:p>
          </table:table-cell>
          <table:table-cell table:formula="of:=SUM([.S21:.S26])" office:value-type="float" office:value="114.59" calcext:value-type="float">
            <text:p>114.59</text:p>
          </table:table-cell>
          <table:table-cell table:formula="of:=SUM([.T21:.T26])" office:value-type="float" office:value="1312.38" calcext:value-type="float">
            <text:p>1312.38</text:p>
          </table:table-cell>
          <table:table-cell table:formula="of:=SUM([.U21:.U26])" office:value-type="float" office:value="-50.8200000000001" calcext:value-type="float">
            <text:p>-50.8200000000001</text:p>
          </table:table-cell>
          <table:table-cell table:formula="of:=SUM([.V21:.V26])" office:value-type="float" office:value="-1766.89" calcext:value-type="float">
            <text:p>-1766.89</text:p>
          </table:table-cell>
          <table:table-cell table:formula="of:=SUM([.W21:.W26])" office:value-type="float" office:value="294.67" calcext:value-type="float">
            <text:p>294.67</text:p>
          </table:table-cell>
          <table:table-cell table:formula="of:=SUM([.X21:.X26])" office:value-type="float" office:value="585.75" calcext:value-type="float">
            <text:p>585.75</text:p>
          </table:table-cell>
          <table:table-cell table:formula="of:=SUM([.Y21:.Y26])" office:value-type="float" office:value="360.84" calcext:value-type="float">
            <text:p>360.84</text:p>
          </table:table-cell>
          <table:table-cell table:formula="of:=SUM([.Z21:.Z26])" office:value-type="float" office:value="53.67" calcext:value-type="float">
            <text:p>53.67</text:p>
          </table:table-cell>
          <table:table-cell table:formula="of:=SUM([.AA21:.AA26])" office:value-type="float" office:value="-806.38" calcext:value-type="float">
            <text:p>-806.38</text:p>
          </table:table-cell>
          <table:table-cell table:formula="of:=SUM([.AB21:.AB26])" office:value-type="float" office:value="216.12" calcext:value-type="float">
            <text:p>216.12</text:p>
          </table:table-cell>
          <table:table-cell table:formula="of:=SUM([.AC21:.AC26])" office:value-type="float" office:value="520.5" calcext:value-type="float">
            <text:p>520.5</text:p>
          </table:table-cell>
          <table:table-cell table:formula="of:=SUM([.AD21:.AD26])" office:value-type="float" office:value="491.5" calcext:value-type="float">
            <text:p>491.5</text:p>
          </table:table-cell>
          <table:table-cell table:formula="of:=SUM([.AE21:.AE26])" office:value-type="float" office:value="764.53" calcext:value-type="float">
            <text:p>764.53</text:p>
          </table:table-cell>
          <table:table-cell table:formula="of:=SUM([.AF21:.AF26])" office:value-type="float" office:value="147.96" calcext:value-type="float">
            <text:p>147.96</text:p>
          </table:table-cell>
          <table:table-cell table:formula="of:=SUM([.AG21:.AG26])" office:value-type="float" office:value="294.34" calcext:value-type="float">
            <text:p>294.34</text:p>
          </table:table-cell>
          <table:table-cell table:formula="of:=SUM([.AH21:.AH26])" office:value-type="float" office:value="-279.06" calcext:value-type="float">
            <text:p>-279.06</text:p>
          </table:table-cell>
          <table:table-cell table:formula="of:=SUM([.AI21:.AI26])" office:value-type="float" office:value="-89.32" calcext:value-type="float">
            <text:p>-89.32</text:p>
          </table:table-cell>
          <table:table-cell table:formula="of:=SUM([.AJ21:.AJ26])" office:value-type="float" office:value="960.6" calcext:value-type="float">
            <text:p>960.6</text:p>
          </table:table-cell>
          <table:table-cell table:formula="of:=SUM([.AK21:.AK26])" office:value-type="float" office:value="441.37" calcext:value-type="float">
            <text:p>441.37</text:p>
          </table:table-cell>
          <table:table-cell table:formula="of:=SUM([.AL21:.AL26])" office:value-type="float" office:value="237.25" calcext:value-type="float">
            <text:p>237.25</text:p>
          </table:table-cell>
          <table:table-cell table:formula="of:=SUM([.AM21:.AM26])" office:value-type="float" office:value="1174.24" calcext:value-type="float">
            <text:p>1174.24</text:p>
          </table:table-cell>
          <table:table-cell table:formula="of:=SUM([.AN21:.AN26])" office:value-type="float" office:value="718.54" calcext:value-type="float">
            <text:p>718.54</text:p>
          </table:table-cell>
          <table:table-cell table:formula="of:=SUM([.AO21:.AO26])" office:value-type="float" office:value="758.21" calcext:value-type="float">
            <text:p>758.21</text:p>
          </table:table-cell>
          <table:table-cell table:formula="of:=SUM([.AP21:.AP26])" office:value-type="float" office:value="201.66" calcext:value-type="float">
            <text:p>201.66</text:p>
          </table:table-cell>
          <table:table-cell table:formula="of:=SUM([.AQ21:.AQ26])" office:value-type="float" office:value="276.21" calcext:value-type="float">
            <text:p>276.21</text:p>
          </table:table-cell>
          <table:table-cell table:formula="of:=SUM([.AR21:.AR26])" office:value-type="float" office:value="446.83" calcext:value-type="float">
            <text:p>446.83</text:p>
          </table:table-cell>
          <table:table-cell table:formula="of:=SUM([.AS21:.AS26])" office:value-type="float" office:value="-698.87" calcext:value-type="float">
            <text:p>-698.87</text:p>
          </table:table-cell>
          <table:table-cell table:formula="of:=SUM([.AT21:.AT26])" office:value-type="float" office:value="-419.25" calcext:value-type="float">
            <text:p>-419.25</text:p>
          </table:table-cell>
          <table:table-cell table:formula="of:=SUM([.AU21:.AU26])" office:value-type="float" office:value="178.28" calcext:value-type="float">
            <text:p>178.28</text:p>
          </table:table-cell>
          <table:table-cell table:formula="of:=SUM([.AV21:.AV26])" office:value-type="float" office:value="302.9" calcext:value-type="float">
            <text:p>302.9</text:p>
          </table:table-cell>
          <table:table-cell table:formula="of:=SUM([.AW21:.AW26])" office:value-type="float" office:value="-116.02" calcext:value-type="float">
            <text:p>-116.02</text:p>
          </table:table-cell>
          <table:table-cell table:formula="of:=SUM([.AX21:.AX26])" office:value-type="float" office:value="306.12" calcext:value-type="float">
            <text:p>306.12</text:p>
          </table:table-cell>
          <table:table-cell table:formula="of:=SUM([.AY21:.AY26])" office:value-type="float" office:value="719.89" calcext:value-type="float">
            <text:p>719.89</text:p>
          </table:table-cell>
          <table:table-cell table:formula="of:=SUM([.AZ21:.AZ26])" office:value-type="float" office:value="-37.34" calcext:value-type="float">
            <text:p>-37.34</text:p>
          </table:table-cell>
          <table:table-cell table:formula="of:=SUM([.BA21:.BA26])" office:value-type="float" office:value="-557.15" calcext:value-type="float">
            <text:p>-557.15</text:p>
          </table:table-cell>
          <table:table-cell table:formula="of:=SUM([.BB21:.BB26])" office:value-type="float" office:value="-223.94" calcext:value-type="float">
            <text:p>-223.94</text:p>
          </table:table-cell>
          <table:table-cell table:formula="of:=SUM([.BC21:.BC26])" office:value-type="float" office:value="779.36" calcext:value-type="float">
            <text:p>779.36</text:p>
          </table:table-cell>
          <table:table-cell table:formula="of:=SUM([.BD21:.BD26])" office:value-type="float" office:value="183.86" calcext:value-type="float">
            <text:p>183.86</text:p>
          </table:table-cell>
          <table:table-cell table:formula="of:=SUM([.BE21:.BE26])" office:value-type="float" office:value="216.12" calcext:value-type="float">
            <text:p>216.12</text:p>
          </table:table-cell>
          <table:table-cell table:formula="of:=SUM([.BF21:.BF26])" office:value-type="float" office:value="663.82" calcext:value-type="float">
            <text:p>663.82</text:p>
          </table:table-cell>
          <table:table-cell table:formula="of:=SUM([.BG21:.BG26])" office:value-type="float" office:value="-247.79" calcext:value-type="float">
            <text:p>-247.79</text:p>
          </table:table-cell>
          <table:table-cell table:formula="of:=SUM([.BH21:.BH26])" office:value-type="float" office:value="1184.18" calcext:value-type="float">
            <text:p>1184.18</text:p>
          </table:table-cell>
          <table:table-cell table:formula="of:=SUM([.BI21:.BI26])" office:value-type="float" office:value="292.36" calcext:value-type="float">
            <text:p>292.36</text:p>
          </table:table-cell>
          <table:table-cell table:formula="of:=SUM([.BJ21:.BJ26])" office:value-type="float" office:value="-125.82" calcext:value-type="float">
            <text:p>-125.82</text:p>
          </table:table-cell>
          <table:table-cell table:formula="of:=SUM([.BK21:.BK26])" office:value-type="float" office:value="620.49" calcext:value-type="float">
            <text:p>620.49</text:p>
          </table:table-cell>
          <table:table-cell table:formula="of:=SUM([.BL21:.BL26])" office:value-type="float" office:value="740.72" calcext:value-type="float">
            <text:p>740.72</text:p>
          </table:table-cell>
          <table:table-cell table:formula="of:=SUM([.BM21:.BM26])" office:value-type="float" office:value="546.92" calcext:value-type="float">
            <text:p>546.92</text:p>
          </table:table-cell>
          <table:table-cell table:formula="of:=SUM([.BN21:.BN26])" office:value-type="float" office:value="520.36" calcext:value-type="float">
            <text:p>520.36</text:p>
          </table:table-cell>
          <table:table-cell table:formula="of:=SUM([.BO21:.BO26])" office:value-type="float" office:value="-496.91" calcext:value-type="float">
            <text:p>-496.91</text:p>
          </table:table-cell>
          <table:table-cell table:formula="of:=SUM([.BP21:.BP26])" office:value-type="float" office:value="13.71" calcext:value-type="float">
            <text:p>13.71</text:p>
          </table:table-cell>
          <table:table-cell table:formula="of:=SUM([.BQ21:.BQ26])" office:value-type="float" office:value="-327.7" calcext:value-type="float">
            <text:p>-327.7</text:p>
          </table:table-cell>
          <table:table-cell table:formula="of:=SUM([.BR21:.BR26])" office:value-type="float" office:value="-301.79" calcext:value-type="float">
            <text:p>-301.79</text:p>
          </table:table-cell>
          <table:table-cell table:formula="of:=SUM([.BS21:.BS26])" office:value-type="float" office:value="612.93" calcext:value-type="float">
            <text:p>612.93</text:p>
          </table:table-cell>
          <table:table-cell table:formula="of:=SUM([.BT21:.BT26])" office:value-type="float" office:value="-187.7" calcext:value-type="float">
            <text:p>-187.7</text:p>
          </table:table-cell>
          <table:table-cell table:formula="of:=SUM([.BU21:.BU26])" office:value-type="float" office:value="9.23" calcext:value-type="float">
            <text:p>9.23</text:p>
          </table:table-cell>
          <table:table-cell table:formula="of:=SUM([.BV21:.BV26])" office:value-type="float" office:value="317.2" calcext:value-type="float">
            <text:p>317.2</text:p>
          </table:table-cell>
          <table:table-cell table:formula="of:=SUM([.BW21:.BW26])" office:value-type="float" office:value="-215.76" calcext:value-type="float">
            <text:p>-215.76</text:p>
          </table:table-cell>
          <table:table-cell table:formula="of:=SUM([.BX21:.BX26])" office:value-type="float" office:value="57.57" calcext:value-type="float">
            <text:p>57.57</text:p>
          </table:table-cell>
          <table:table-cell table:formula="of:=SUM([.BY21:.BY26])" office:value-type="float" office:value="-355.02" calcext:value-type="float">
            <text:p>-355.02</text:p>
          </table:table-cell>
          <table:table-cell table:formula="of:=SUM([.BZ21:.BZ26])" office:value-type="float" office:value="660.28" calcext:value-type="float">
            <text:p>660.28</text:p>
          </table:table-cell>
          <table:table-cell table:formula="of:=SUM([.CA21:.CA26])" office:value-type="float" office:value="2223.36" calcext:value-type="float">
            <text:p>2223.36</text:p>
          </table:table-cell>
          <table:table-cell table:formula="of:=SUM([.CB21:.CB26])" office:value-type="float" office:value="-1381.82" calcext:value-type="float">
            <text:p>-1381.82</text:p>
          </table:table-cell>
          <table:table-cell table:formula="of:=SUM([.CC21:.CC26])" office:value-type="float" office:value="-389.15" calcext:value-type="float">
            <text:p>-389.15</text:p>
          </table:table-cell>
          <table:table-cell table:formula="of:=SUM([.CD21:.CD26])" office:value-type="float" office:value="-115" calcext:value-type="float">
            <text:p>-115</text:p>
          </table:table-cell>
          <table:table-cell table:formula="of:=SUM([.CE21:.CE26])" office:value-type="float" office:value="474.37" calcext:value-type="float">
            <text:p>474.37</text:p>
          </table:table-cell>
          <table:table-cell table:formula="of:=SUM([.CF21:.CF26])" office:value-type="float" office:value="476.32" calcext:value-type="float">
            <text:p>476.32</text:p>
          </table:table-cell>
          <table:table-cell table:formula="of:=SUM([.CG21:.CG26])" office:value-type="float" office:value="-446.99" calcext:value-type="float">
            <text:p>-446.99</text:p>
          </table:table-cell>
          <table:table-cell table:formula="of:=SUM([.CH21:.CH26])" office:value-type="float" office:value="-390.1" calcext:value-type="float">
            <text:p>-390.1</text:p>
          </table:table-cell>
          <table:table-cell table:formula="of:=SUM([.CI21:.CI26])" office:value-type="float" office:value="-33.04" calcext:value-type="float">
            <text:p>-33.04</text:p>
          </table:table-cell>
          <table:table-cell table:formula="of:=SUM([.CJ21:.CJ26])" office:value-type="float" office:value="626.58" calcext:value-type="float">
            <text:p>626.58</text:p>
          </table:table-cell>
          <table:table-cell table:formula="of:=SUM([.CK21:.CK26])" office:value-type="float" office:value="386.73" calcext:value-type="float">
            <text:p>386.73</text:p>
          </table:table-cell>
          <table:table-cell table:formula="of:=SUM([.CL21:.CL26])" office:value-type="float" office:value="383.17" calcext:value-type="float">
            <text:p>383.17</text:p>
          </table:table-cell>
          <table:table-cell table:formula="of:=SUM([.CM21:.CM26])" office:value-type="float" office:value="-141.07" calcext:value-type="float">
            <text:p>-141.07</text:p>
          </table:table-cell>
          <table:table-cell table:formula="of:=SUM([.CN21:.CN26])" office:value-type="float" office:value="-32.4" calcext:value-type="float">
            <text:p>-32.4</text:p>
          </table:table-cell>
          <table:table-cell table:formula="of:=SUM([.CO21:.CO26])" office:value-type="float" office:value="-347.56" calcext:value-type="float">
            <text:p>-347.56</text:p>
          </table:table-cell>
          <table:table-cell table:formula="of:=SUM([.CP21:.CP26])" office:value-type="float" office:value="-933.38" calcext:value-type="float">
            <text:p>-933.38</text:p>
          </table:table-cell>
          <table:table-cell table:formula="of:=SUM([.CQ21:.CQ26])" office:value-type="float" office:value="431.58" calcext:value-type="float">
            <text:p>431.58</text:p>
          </table:table-cell>
          <table:table-cell table:formula="of:=SUM([.CR21:.CR26])" office:value-type="float" office:value="-46.04" calcext:value-type="float">
            <text:p>-46.04</text:p>
          </table:table-cell>
          <table:table-cell table:formula="of:=SUM([.CS21:.CS26])" office:value-type="float" office:value="-575.8" calcext:value-type="float">
            <text:p>-575.8</text:p>
          </table:table-cell>
          <table:table-cell table:formula="of:=SUM([.CT21:.CT26])" office:value-type="float" office:value="-76.4" calcext:value-type="float">
            <text:p>-76.4</text:p>
          </table:table-cell>
          <table:table-cell table:formula="of:=SUM([.CU21:.CU26])" office:value-type="float" office:value="-31.43" calcext:value-type="float">
            <text:p>-31.43</text:p>
          </table:table-cell>
          <table:table-cell table:formula="of:=SUM([.CV21:.CV26])" office:value-type="float" office:value="296.37" calcext:value-type="float">
            <text:p>296.37</text:p>
          </table:table-cell>
          <table:table-cell table:formula="of:=SUM([.CW21:.CW26])" office:value-type="float" office:value="131.99" calcext:value-type="float">
            <text:p>131.99</text:p>
          </table:table-cell>
          <table:table-cell table:formula="of:=SUM([.CX21:.CX26])" office:value-type="float" office:value="388.48" calcext:value-type="float">
            <text:p>388.48</text:p>
          </table:table-cell>
          <table:table-cell table:formula="of:=SUM([.CY21:.CY26])" office:value-type="float" office:value="21.16" calcext:value-type="float">
            <text:p>21.16</text:p>
          </table:table-cell>
          <table:table-cell table:formula="of:=SUM([.CZ21:.CZ26])" office:value-type="float" office:value="518.32" calcext:value-type="float">
            <text:p>518.32</text:p>
          </table:table-cell>
          <table:table-cell table:formula="of:=SUM([.DA21:.DA26])" office:value-type="float" office:value="131.61" calcext:value-type="float">
            <text:p>131.61</text:p>
          </table:table-cell>
          <table:table-cell table:formula="of:=SUM([.DB21:.DB26])" office:value-type="float" office:value="147.48" calcext:value-type="float">
            <text:p>147.48</text:p>
          </table:table-cell>
          <table:table-cell table:formula="of:=SUM([.DC21:.DC26])" office:value-type="float" office:value="413.03" calcext:value-type="float">
            <text:p>413.03</text:p>
          </table:table-cell>
          <table:table-cell table:formula="of:=SUM([.DD21:.DD26])" office:value-type="float" office:value="672.39" calcext:value-type="float">
            <text:p>672.39</text:p>
          </table:table-cell>
          <table:table-cell table:formula="of:=SUM([.DE21:.DE26])" office:value-type="float" office:value="19.85" calcext:value-type="float">
            <text:p>19.85</text:p>
          </table:table-cell>
          <table:table-cell table:formula="of:=SUM([.DF21:.DF26])" office:value-type="float" office:value="-73.97" calcext:value-type="float">
            <text:p>-73.97</text:p>
          </table:table-cell>
          <table:table-cell table:formula="of:=SUM([.DG21:.DG26])" office:value-type="float" office:value="1248.11" calcext:value-type="float">
            <text:p>1248.11</text:p>
          </table:table-cell>
          <table:table-cell table:formula="of:=SUM([.DH21:.DH26])" office:value-type="float" office:value="-139.26" calcext:value-type="float">
            <text:p>-139.26</text:p>
          </table:table-cell>
          <table:table-cell table:formula="of:=SUM([.DI21:.DI26])" office:value-type="float" office:value="1126.81" calcext:value-type="float">
            <text:p>1126.81</text:p>
          </table:table-cell>
          <table:table-cell table:formula="of:=SUM([.DJ21:.DJ26])" office:value-type="float" office:value="383.46" calcext:value-type="float">
            <text:p>383.46</text:p>
          </table:table-cell>
          <table:table-cell table:formula="of:=SUM([.DK21:.DK26])" office:value-type="float" office:value="434.89" calcext:value-type="float">
            <text:p>434.89</text:p>
          </table:table-cell>
          <table:table-cell table:formula="of:=SUM([.DL21:.DL26])" office:value-type="float" office:value="776.92" calcext:value-type="float">
            <text:p>776.92</text:p>
          </table:table-cell>
          <table:table-cell table:formula="of:=SUM([.DM21:.DM26])" office:value-type="float" office:value="-99.19" calcext:value-type="float">
            <text:p>-99.19</text:p>
          </table:table-cell>
          <table:table-cell table:formula="of:=SUM([.DN21:.DN26])" office:value-type="float" office:value="-834.01" calcext:value-type="float">
            <text:p>-834.01</text:p>
          </table:table-cell>
          <table:table-cell table:formula="of:=SUM([.DO21:.DO26])" office:value-type="float" office:value="-276.29" calcext:value-type="float">
            <text:p>-276.29</text:p>
          </table:table-cell>
          <table:table-cell table:formula="of:=SUM([.DP21:.DP26])" office:value-type="float" office:value="-337.92" calcext:value-type="float">
            <text:p>-337.92</text:p>
          </table:table-cell>
          <table:table-cell table:formula="of:=SUM([.DQ21:.DQ26])" office:value-type="float" office:value="338.71" calcext:value-type="float">
            <text:p>338.71</text:p>
          </table:table-cell>
          <table:table-cell table:formula="of:=SUM([.DR21:.DR26])" office:value-type="float" office:value="46.05" calcext:value-type="float">
            <text:p>46.05</text:p>
          </table:table-cell>
          <table:table-cell table:formula="of:=SUM([.DS21:.DS26])" office:value-type="float" office:value="1578.48" calcext:value-type="float">
            <text:p>1578.48</text:p>
          </table:table-cell>
          <table:table-cell table:formula="of:=SUM([.DT21:.DT26])" office:value-type="float" office:value="28.01" calcext:value-type="float">
            <text:p>28.01</text:p>
          </table:table-cell>
          <table:table-cell table:formula="of:=SUM([.DU21:.DU26])" office:value-type="float" office:value="721.99" calcext:value-type="float">
            <text:p>721.99</text:p>
          </table:table-cell>
          <table:table-cell table:formula="of:=SUM([.DV21:.DV26])" office:value-type="float" office:value="1409.97" calcext:value-type="float">
            <text:p>1409.97</text:p>
          </table:table-cell>
          <table:table-cell table:formula="of:=SUM([.DW21:.DW26])" office:value-type="float" office:value="107.85" calcext:value-type="float">
            <text:p>107.85</text:p>
          </table:table-cell>
          <table:table-cell table:formula="of:=SUM([.DX21:.DX26])" office:value-type="float" office:value="36.41" calcext:value-type="float">
            <text:p>36.41</text:p>
          </table:table-cell>
          <table:table-cell table:formula="of:=SUM([.DY21:.DY26])" office:value-type="float" office:value="-535.59" calcext:value-type="float">
            <text:p>-535.59</text:p>
          </table:table-cell>
          <table:table-cell table:formula="of:=SUM([.DZ21:.DZ26])" office:value-type="float" office:value="-533.52" calcext:value-type="float">
            <text:p>-533.52</text:p>
          </table:table-cell>
          <table:table-cell table:formula="of:=SUM([.EA21:.EA26])" office:value-type="float" office:value="897.81" calcext:value-type="float">
            <text:p>897.81</text:p>
          </table:table-cell>
          <table:table-cell table:formula="of:=SUM([.EB21:.EB26])" office:value-type="float" office:value="-4.02000000000004" calcext:value-type="float">
            <text:p>-4.02000000000004</text:p>
          </table:table-cell>
          <table:table-cell table:formula="of:=SUM([.EC21:.EC26])" office:value-type="float" office:value="500.01" calcext:value-type="float">
            <text:p>500.01</text:p>
          </table:table-cell>
          <table:table-cell table:formula="of:=SUM([.ED21:.ED26])" office:value-type="float" office:value="66.14" calcext:value-type="float">
            <text:p>66.14</text:p>
          </table:table-cell>
          <table:table-cell table:formula="of:=SUM([.EE21:.EE26])" office:value-type="float" office:value="383.02" calcext:value-type="float">
            <text:p>383.02</text:p>
          </table:table-cell>
          <table:table-cell table:formula="of:=SUM([.EF21:.EF26])" office:value-type="float" office:value="77.09" calcext:value-type="float">
            <text:p>77.09</text:p>
          </table:table-cell>
          <table:table-cell table:formula="of:=SUM([.EG21:.EG26])" office:value-type="float" office:value="195.54" calcext:value-type="float">
            <text:p>195.54</text:p>
          </table:table-cell>
          <table:table-cell table:formula="of:=SUM([.EH21:.EH26])" office:value-type="float" office:value="246.62" calcext:value-type="float">
            <text:p>246.62</text:p>
          </table:table-cell>
          <table:table-cell table:formula="of:=SUM([.EI21:.EI26])" office:value-type="float" office:value="349" calcext:value-type="float">
            <text:p>349</text:p>
          </table:table-cell>
          <table:table-cell table:formula="of:=SUM([.EJ21:.EJ26])" office:value-type="float" office:value="-604.68" calcext:value-type="float">
            <text:p>-604.68</text:p>
          </table:table-cell>
          <table:table-cell table:formula="of:=SUM([.EK21:.EK26])" office:value-type="float" office:value="540.93" calcext:value-type="float">
            <text:p>540.93</text:p>
          </table:table-cell>
          <table:table-cell table:formula="of:=SUM([.EL21:.EL26])" office:value-type="float" office:value="365.58" calcext:value-type="float">
            <text:p>365.58</text:p>
          </table:table-cell>
          <table:table-cell table:formula="of:=SUM([.EM21:.EM26])" office:value-type="float" office:value="591.52" calcext:value-type="float">
            <text:p>591.52</text:p>
          </table:table-cell>
          <table:table-cell table:formula="of:=SUM([.EN21:.EN26])" office:value-type="float" office:value="-25.21" calcext:value-type="float">
            <text:p>-25.21</text:p>
          </table:table-cell>
          <table:table-cell table:formula="of:=SUM([.EO21:.EO26])" office:value-type="float" office:value="-70.76" calcext:value-type="float">
            <text:p>-70.76</text:p>
          </table:table-cell>
          <table:table-cell table:formula="of:=SUM([.EP21:.EP26])" office:value-type="float" office:value="55.8" calcext:value-type="float">
            <text:p>55.8</text:p>
          </table:table-cell>
          <table:table-cell table:formula="of:=SUM([.EQ21:.EQ26])" office:value-type="float" office:value="965.45" calcext:value-type="float">
            <text:p>965.45</text:p>
          </table:table-cell>
          <table:table-cell table:formula="of:=SUM([.ER21:.ER26])" office:value-type="float" office:value="753.45" calcext:value-type="float">
            <text:p>753.45</text:p>
          </table:table-cell>
          <table:table-cell table:formula="of:=SUM([.ES21:.ES26])" office:value-type="float" office:value="-34.42" calcext:value-type="float">
            <text:p>-34.42</text:p>
          </table:table-cell>
          <table:table-cell table:formula="of:=SUM([.ET21:.ET26])" office:value-type="float" office:value="1133.13" calcext:value-type="float">
            <text:p>1133.13</text:p>
          </table:table-cell>
          <table:table-cell table:formula="of:=SUM([.EU21:.EU26])" office:value-type="float" office:value="652.72" calcext:value-type="float">
            <text:p>652.72</text:p>
          </table:table-cell>
          <table:table-cell table:formula="of:=SUM([.EV21:.EV26])" office:value-type="float" office:value="-248.08" calcext:value-type="float">
            <text:p>-248.08</text:p>
          </table:table-cell>
          <table:table-cell table:formula="of:=SUM([.EW21:.EW26])" office:value-type="float" office:value="1406.67" calcext:value-type="float">
            <text:p>1406.67</text:p>
          </table:table-cell>
          <table:table-cell table:formula="of:=SUM([.EX21:.EX26])" office:value-type="float" office:value="1529.35" calcext:value-type="float">
            <text:p>1529.35</text:p>
          </table:table-cell>
          <table:table-cell table:formula="of:=SUM([.EY21:.EY26])" office:value-type="float" office:value="438.59" calcext:value-type="float">
            <text:p>438.59</text:p>
          </table:table-cell>
          <table:table-cell table:formula="of:=SUM([.EZ21:.EZ26])" office:value-type="float" office:value="817.79" calcext:value-type="float">
            <text:p>817.79</text:p>
          </table:table-cell>
          <table:table-cell table:formula="of:=SUM([.FA21:.FA26])" office:value-type="float" office:value="-409.26" calcext:value-type="float">
            <text:p>-409.26</text:p>
          </table:table-cell>
          <table:table-cell table:formula="of:=SUM([.FB21:.FB26])" office:value-type="float" office:value="603.37" calcext:value-type="float">
            <text:p>603.37</text:p>
          </table:table-cell>
          <table:table-cell table:number-columns-repeated="10"/>
        </table:table-row>
        <table:table-row table:style-name="ro7">
          <table:table-cell table:number-columns-repeated="168"/>
        </table:table-row>
        <table:table-row table:style-name="ro7">
          <table:table-cell table:number-columns-repeated="168"/>
        </table:table-row>
        <table:table-row table:style-name="ro7">
          <table:table-cell table:number-columns-repeated="3"/>
          <table:table-cell table:formula="of:=SUM([.D24:.D29])" office:value-type="float" office:value="-364.2" calcext:value-type="float">
            <text:p>-364.2</text:p>
          </table:table-cell>
          <table:table-cell table:formula="of:=SUM([.E24:.E29])" office:value-type="float" office:value="-1964.57" calcext:value-type="float">
            <text:p>-1964.57</text:p>
          </table:table-cell>
          <table:table-cell table:formula="of:=SUM([.F24:.F29])" office:value-type="float" office:value="-1626.05" calcext:value-type="float">
            <text:p>-1626.05</text:p>
          </table:table-cell>
          <table:table-cell table:formula="of:=SUM([.G24:.G29])" office:value-type="float" office:value="-1277.73" calcext:value-type="float">
            <text:p>-1277.73</text:p>
          </table:table-cell>
          <table:table-cell table:formula="of:=SUM([.H24:.H29])" office:value-type="float" office:value="-502.04" calcext:value-type="float">
            <text:p>-502.04</text:p>
          </table:table-cell>
          <table:table-cell table:formula="of:=SUM([.I24:.I29])" office:value-type="float" office:value="265.9" calcext:value-type="float">
            <text:p>265.9</text:p>
          </table:table-cell>
          <table:table-cell table:formula="of:=SUM([.J24:.J29])" office:value-type="float" office:value="-2380.79" calcext:value-type="float">
            <text:p>-2380.79</text:p>
          </table:table-cell>
          <table:table-cell table:formula="of:=SUM([.K24:.K29])" office:value-type="float" office:value="-1882.14" calcext:value-type="float">
            <text:p>-1882.14</text:p>
          </table:table-cell>
          <table:table-cell table:style-name="ce5" table:formula="of:=SUM([.D30:.K30])" office:value-type="float" office:value="-9731.62" calcext:value-type="float">
            <text:p>-9731.62</text:p>
          </table:table-cell>
          <table:table-cell table:number-columns-repeated="9"/>
          <table:table-cell table:style-name="ce5" office:value-type="float" office:value="-1766.89" calcext:value-type="float">
            <text:p>-1766.89</text:p>
          </table:table-cell>
          <table:table-cell table:number-columns-repeated="22"/>
          <table:table-cell office:value-type="float" office:value="-698.87" calcext:value-type="float">
            <text:p>-698.87</text:p>
          </table:table-cell>
          <table:table-cell office:value-type="float" office:value="-419.25" calcext:value-type="float">
            <text:p>-419.25</text:p>
          </table:table-cell>
          <table:table-cell table:style-name="ce5" table:formula="of:=SUM([.AS30:.AT30])" office:value-type="float" office:value="-1118.12" calcext:value-type="float">
            <text:p>-1118.12</text:p>
          </table:table-cell>
          <table:table-cell table:number-columns-repeated="32"/>
          <table:table-cell table:style-name="ce6" office:value-type="float" office:value="-1381.82" calcext:value-type="float">
            <text:p>-1381.82</text:p>
          </table:table-cell>
          <table:table-cell table:style-name="ce6" office:value-type="float" office:value="-389.15" calcext:value-type="float">
            <text:p>-389.15</text:p>
          </table:table-cell>
          <table:table-cell table:style-name="ce6" office:value-type="float" office:value="-115" calcext:value-type="float">
            <text:p>-115</text:p>
          </table:table-cell>
          <table:table-cell table:style-name="ce5" table:formula="of:=SUM([.CB30:.CD30])" office:value-type="float" office:value="-1885.97" calcext:value-type="float">
            <text:p>-1885.97</text:p>
          </table:table-cell>
          <table:table-cell table:number-columns-repeated="85"/>
        </table:table-row>
        <table:table-row table:style-name="ro7" table:number-rows-repeated="56">
          <table:table-cell table:number-columns-repeated="168"/>
        </table:table-row>
        <table:table-row table:style-name="ro7">
          <table:table-cell table:number-columns-repeated="1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5:52:48.866278143</meta:creation-date>
    <dc:date>2023-02-15T17:14:39.836985656</dc:date>
    <meta:editing-duration>PT18M34S</meta:editing-duration>
    <meta:editing-cycles>4</meta:editing-cycles>
    <meta:generator>LibreOffice/7.3.7.2$Linux_X86_64 LibreOffice_project/30$Build-2</meta:generator>
    <meta:document-statistic meta:table-count="1" meta:cell-count="1301" meta:object-count="0"/>
  </office:meta>
</office:document-meta>
</file>